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60000004AEE543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1d60" style:font-style-asian="italic" style:font-style-complex="italic"/>
    </style:style>
    <style:style style:name="P3" style:family="paragraph" style:parent-style-name="Header">
      <style:text-properties fo:font-style="italic" officeooo:rsid="003448e8" officeooo:paragraph-rsid="00181d60" style:font-style-asian="italic" style:font-style-complex="italic"/>
    </style:style>
    <style:style style:name="P4" style:family="paragraph" style:parent-style-name="Heading_20_3">
      <style:paragraph-properties fo:margin-left="0cm" fo:margin-right="0cm" fo:text-indent="0cm" style:auto-text-indent="false" fo:keep-with-next="auto"/>
    </style:style>
    <style:style style:name="P5" style:family="paragraph" style:parent-style-name="Heading_20_4">
      <style:paragraph-properties fo:margin-left="0cm" fo:margin-right="0cm" fo:text-indent="0cm" style:auto-text-indent="false" fo:keep-with-next="auto"/>
    </style:style>
    <style:style style:name="P6" style:family="paragraph" style:parent-style-name="Text_20_body">
      <style:paragraph-properties fo:margin-left="0cm" fo:margin-right="0cm" fo:text-indent="0cm" style:auto-text-indent="false" fo:keep-with-next="auto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 fo:keep-with-next="auto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 fo:keep-with-next="auto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cm" fo:border="none" fo:keep-with-next="auto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 fo:keep-with-next="auto"/>
    </style:style>
    <style:style style:name="P11" style:family="paragraph" style:parent-style-name="Text_20_body" style:list-style-name="L5">
      <style:paragraph-properties fo:margin-left="0cm" fo:margin-right="0cm" fo:text-indent="0cm" style:auto-text-indent="false" fo:padding="0cm" fo:border="none" fo:keep-with-next="auto"/>
    </style:style>
    <style:style style:name="P12" style:family="paragraph" style:parent-style-name="Text_20_body" style:list-style-name="L6">
      <style:paragraph-properties fo:margin-left="0cm" fo:margin-right="0cm" fo:text-indent="0cm" style:auto-text-indent="false" fo:padding="0cm" fo:border="none" fo:keep-with-next="auto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 fo:keep-with-next="auto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cm" fo:border="none" fo:keep-with-next="auto"/>
    </style:style>
    <style:style style:name="P15" style:family="paragraph" style:parent-style-name="Text_20_body" style:list-style-name="L9">
      <style:paragraph-properties fo:margin-left="0cm" fo:margin-right="0cm" fo:text-indent="0cm" style:auto-text-indent="false" fo:padding="0cm" fo:border="none" fo:keep-with-next="auto"/>
    </style:style>
    <style:style style:name="P16" style:family="paragraph" style:parent-style-name="Text_20_body" style:list-style-name="L10">
      <style:paragraph-properties fo:margin-left="0cm" fo:margin-right="0cm" fo:text-indent="0cm" style:auto-text-indent="false" fo:padding="0cm" fo:border="none" fo:keep-with-next="auto"/>
    </style:style>
    <style:style style:name="P17" style:family="paragraph" style:parent-style-name="Text_20_body" style:list-style-name="L11">
      <style:paragraph-properties fo:margin-left="0cm" fo:margin-right="0cm" fo:text-indent="0cm" style:auto-text-indent="false" fo:padding="0cm" fo:border="none" fo:keep-with-next="auto"/>
    </style:style>
    <style:style style:name="P18" style:family="paragraph" style:parent-style-name="Text_20_body" style:list-style-name="L12">
      <style:paragraph-properties fo:margin-left="0cm" fo:margin-right="0cm" fo:text-indent="0cm" style:auto-text-indent="false" fo:padding="0cm" fo:border="none" fo:keep-with-next="auto"/>
    </style:style>
    <style:style style:name="T1" style:family="text">
      <style:text-properties loext:padding="0cm" loext:border="none"/>
    </style:style>
    <style:style style:name="T2" style:family="text">
      <style:text-properties officeooo:rsid="003448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0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0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2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3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5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7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8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model-response-message-contentr_18c0b56eaf87c754">
        <text:p text:style-name="Horizontal_20_Line"/>
        <text:h text:style-name="P4" text:outline-level="3"><text:span text:style-name="Strong_20_Emphasis"><text:span text:style-name="T1">Examen LPIC-1 (101)</text:span></text:span></text:h>
        <text:h text:style-name="P5" text:outline-level="4"><text:span text:style-name="Strong_20_Emphasis"><text:span text:style-name="T1">Tema 101: Arquitectura del Sistema</text:span></text:span></text:h>
        <text:list text:style-name="L1">
          <text:list-item>
            <text:p text:style-name="P7">¿Qué comando muestra los mensajes del buffer de mensajes del kernel?</text:p>
            <text:p text:style-name="P7">A. logread</text:p>
            <text:p text:style-name="P7">B. journalctl -k</text:p>
            <text:p text:style-name="P7">C. mesg</text:p>
            <text:p text:style-name="P7">D. dmesg</text:p>
            <text:p text:style-name="P7">E. cat /var/log/kernel</text:p>
          </text:list-item>
          <text:list-item>
            <text:p text:style-name="P7">¿Cuál de los siguientes directorios contiene archivos de configuración de los servicios y programas del sistema?</text:p>
            <text:p text:style-name="P7">A. /dev</text:p>
            <text:p text:style-name="P7">B. /proc</text:p>
            <text:p text:style-name="P7">C. /etc</text:p>
            <text:p text:style-name="P7">D. /var</text:p>
            <text:p text:style-name="P7">E. /usr/local</text:p>
          </text:list-item>
          <text:list-item>
            <text:p text:style-name="P7">Para reiniciar un sistema Linux inmediatamente desde la línea de comandos, ¿cuál de los siguientes comandos es el más adecuado?</text:p>
            <text:p text:style-name="P7">A. shutdown -h now</text:p>
            <text:p text:style-name="P7">B. reboot</text:p>
            <text:p text:style-name="P7">C. halt -r</text:p>
            <text:p text:style-name="P7">D. init 6</text:p>
            <text:p text:style-name="P7">E. telinit 0</text:p>
          </text:list-item>
          <text:list-item>
            <text:p text:style-name="P7">En un sistema que utiliza systemd, ¿qué comando se usa para cambiar al modo multiusuario sin entorno gráfico (equivalente al runlevel 3)?</text:p>
            <text:p text:style-name="P7">A. systemctl set-target multi-user.target</text:p>
            <text:p text:style-name="P7">B. systemctl isolate multi-user.target</text:p>
            <text:p text:style-name="P7">C. init 3</text:p>
            <text:p text:style-name="P7"><text:soft-page-break/>D. telinit multi-user</text:p>
            <text:p text:style-name="P7">E. systemd start runlevel3.target</text:p>
          </text:list-item>
          <text:list-item>
            <text:p text:style-name="P7">¿Qué comando se utiliza para listar los módulos del kernel actualmente cargados en memoria?</text:p>
            <text:p text:style-name="P7">A. modinfo</text:p>
            <text:p text:style-name="P7">B. insmod -l</text:p>
            <text:p text:style-name="P7">C. depmod</text:p>
            <text:p text:style-name="P7">D. lsmod</text:p>
            <text:p text:style-name="P7">E. modprobe --list</text:p>
          </text:list-item>
          <text:list-item>
            <text:p text:style-name="P7">¿Cuál es el propósito del archivo /etc/fstab?</text:p>
            <text:p text:style-name="P7">A. Contiene la configuración de los usuarios del sistema.</text:p>
            <text:p text:style-name="P7">B. Define las particiones de disco y sus puntos de montaje al inicio.</text:p>
            <text:p text:style-name="P7">C. Almacena las reglas del firewall.</text:p>
            <text:p text:style-name="P7">D. Lista los módulos del kernel que se cargarán al arrancar.</text:p>
            <text:p text:style-name="P7">E. Guarda la configuración del gestor de arranque GRUB.</text:p>
          </text:list-item>
          <text:list-item>
            <text:p text:style-name="P7">¿Qué comando se utiliza para cargar un módulo del kernel junto con todas sus dependencias?</text:p>
            <text:p text:style-name="P7">A. insmod</text:p>
            <text:p text:style-name="P7">B. addmod</text:p>
            <text:p text:style-name="P7">C. modprobe</text:p>
            <text:p text:style-name="P7">D. rmmod</text:p>
            <text:p text:style-name="P7">E. depmod -a</text:p>
          </text:list-item>
          <text:list-item>
            <text:p text:style-name="P7">El directorio /proc en un sistema de archivos de Linux contiene:</text:p>
            <text:p text:style-name="P7">A. Archivos de registro (logs) del sistema.</text:p>
            <text:p text:style-name="P7">B. Archivos de dispositivos de hardware.</text:p>
            <text:p text:style-name="P7">C. Archivos virtuales que representan el estado del kernel y de los procesos.</text:p>
            <text:p text:style-name="P7">D. Archivos de configuración de los programas instalados.</text:p>
            <text:p text:style-name="P7">E. Librerías compartidas esenciales para el sistema.</text:p>
          </text:list-item>
          <text:list-item>
            <text:p text:style-name="P7">¿Qué comando se utilizaría para apagar el sistema en 15 minutos y enviar un mensaje a los usuarios conectados?</text:p>
            <text:p text:style-name="P7">A. poweroff +15 "Mantenimiento del sistema"</text:p>
            <text:p text:style-name="P7"><text:soft-page-break/>B. halt -t 15 "Mantenimiento del sistema"</text:p>
            <text:p text:style-name="P7">C. shutdown -P 15</text:p>
            <text:p text:style-name="P7">D. shutdown -h +15 "Mantenimiento del sistema"</text:p>
            <text:p text:style-name="P7">E. systemctl poweroff --when="+15m"</text:p>
          </text:list-item>
          <text:list-item>
            <text:p text:style-name="P7">¿Cuál es la función principal del cargador de arranque (bootloader) como GRUB o LILO?</text:p>
            <text:p text:style-name="P7">A. Verificar la integridad del sistema de archivos.</text:p>
            <text:p text:style-name="P7">B. Cargar el kernel de Linux en la memoria RAM.</text:p>
            <text:p text:style-name="P7">C. Iniciar los servicios de red.</text:p>
            <text:p text:style-name="P7">D. Montar todos los sistemas de archivos definidos en /etc/fstab.</text:p>
            <text:p text:style-name="P7">E. Gestionar la memoria virtual (swap).</text:p>
          </text:list-item>
          <text:list-item>
            <text:p text:style-name="P7">¿Qué comando proporciona información detallada sobre el hardware de la CPU?</text:p>
            <text:p text:style-name="P7">A. cpuinfo</text:p>
            <text:p text:style-name="P7">B. cat /dev/cpu</text:p>
            <text:p text:style-name="P7">C. hwinfo --cpu</text:p>
            <text:p text:style-name="P7">D. lscpu</text:p>
            <text:p text:style-name="P7">E. getconf CPU_INFO</text:p>
          </text:list-item>
          <text:list-item>
            <text:p text:style-name="P7">¿Qué es udev en el contexto del kernel de Linux?</text:p>
            <text:p text:style-name="P7">A. Un gestor de paquetes para sistemas Debian.</text:p>
            <text:p text:style-name="P7">B. Un sistema de virtualización.</text:p>
            <text:p text:style-name="P7">C. Un sistema para gestionar dinámicamente los archivos de dispositivo en /dev.</text:p>
            <text:p text:style-name="P7">D. Un sistema de archivos de red.</text:p>
            <text:p text:style-name="P7">E. El primer proceso que se inicia en el sistema (PID 1).</text:p>
          </text:list-item>
          <text:list-item>
            <text:p text:style-name="P7">¿Qué comando se utiliza para descargar un módulo del kernel de la memoria?</text:p>
            <text:p text:style-name="P7">A. insmod -r</text:p>
            <text:p text:style-name="P7">B. unload_module</text:p>
            <text:p text:style-name="P7">C. modprobe -r</text:p>
            <text:p text:style-name="P7">D. delmod</text:p>
            <text:p text:style-name="P7">E. modinfo --delete</text:p>
          </text:list-item>
          <text:list-item>
            <text:p text:style-name="P7">En un sistema BIOS tradicional, ¿dónde se encuentra típicamente el Master Boot Record (MBR)?</text:p>
            <text:p text:style-name="P7"><text:soft-page-break/>A. En una partición de arranque dedicada.</text:p>
            <text:p text:style-name="P7">B. En el primer sector del disco duro.</text:p>
            <text:p text:style-name="P7">C. Dentro del archivo de configuración de GRUB.</text:p>
            <text:p text:style-name="P7">D. En el archivo del kernel vmlinuz.</text:p>
            <text:p text:style-name="P7">E. En la memoria de solo lectura (ROM) de la placa base.</text:p>
          </text:list-item>
          <text:list-item>
            <text:p text:style-name="P7">¿Qué comando muestra las dependencias de un módulo del kernel específico?</text:p>
            <text:p text:style-name="P7">A. lsmod | grep &lt;modulo&gt;</text:p>
            <text:p text:style-name="P7">B. modinfo -d &lt;modulo&gt;</text:p>
            <text:p text:style-name="P7">C. depmod &lt;modulo&gt;</text:p>
            <text:p text:style-name="P7">D. modprobe --show-depends &lt;modulo&gt;</text:p>
            <text:p text:style-name="P7">E. cat /sys/module/&lt;modulo&gt;/dependencies</text:p>
          </text:list-item>
        </text:list>
        <text:p text:style-name="Horizontal_20_Line"/>
        <text:h text:style-name="P5" text:outline-level="4"><text:span text:style-name="Strong_20_Emphasis"><text:span text:style-name="T1">Tema 102: Instalación de Linux y Gestión de Paquetes</text:span></text:span></text:h>
        <text:list text:style-name="L2">
          <text:list-item>
            <text:p text:style-name="P8">¿Qué comando se utiliza para instalar un paquete con extensión .rpm en un sistema RHEL/CentOS?</text:p>
            <text:p text:style-name="P8">A. yum localinstall paquete.rpm</text:p>
            <text:p text:style-name="P8">B. rpm -i paquete.rpm</text:p>
            <text:p text:style-name="P8">C. dnf install paquete.rpm</text:p>
            <text:p text:style-name="P8">D. rpm --install paquete.rpm</text:p>
            <text:p text:style-name="P8">E. zypper in paquete.rpm</text:p>
          </text:list-item>
          <text:list-item>
            <text:p text:style-name="P8">En un sistema Debian/Ubuntu, ¿qué comando actualiza la lista de paquetes disponibles desde los repositorios?</text:p>
            <text:p text:style-name="P8">A. apt-get upgrade</text:p>
            <text:p text:style-name="P8">B. apt-get update</text:p>
            <text:p text:style-name="P8">C. dpkg --update</text:p>
            <text:p text:style-name="P8">D. apt-cache refresh</text:p>
            <text:p text:style-name="P8">E. apt full-upgrade</text:p>
          </text:list-item>
          <text:list-item>
            <text:p text:style-name="P8">¿Qué comando se utiliza en un sistema basado en RPM para averiguar a qué paquete pertenece el archivo /usr/bin/python3?</text:p>
            <text:p text:style-name="P8">A. rpm -qf /usr/bin/python3</text:p>
            <text:p text:style-name="P8"><text:soft-page-break/>B. yum whatprovides /usr/bin/python3</text:p>
            <text:p text:style-name="P8">C. rpm -p /usr/bin/python3</text:p>
            <text:p text:style-name="P8">D. dnf search /usr/bin/python3</text:p>
            <text:p text:style-name="P8">E. rpm -F /usr/bin/python3</text:p>
          </text:list-item>
          <text:list-item>
            <text:p text:style-name="P8">¿Cuál es el propósito del comando apt-get dist-upgrade en un sistema Debian?</text:p>
            <text:p text:style-name="P8">A. Solo actualiza los paquetes del sistema base.</text:p>
            <text:p text:style-name="P8">B. Actualiza todos los paquetes e instala/elimina otros paquetes si es necesario para resolver dependencias.</text:p>
            <text:p text:style-name="P8">C. Descarga la nueva versión de la distribución pero no la instala.</text:p>
            <text:p text:style-name="P8">D. Realiza una copia de seguridad antes de actualizar los paquetes.</text:p>
            <text:p text:style-name="P8">E. Es un alias para apt-get upgrade.</text:p>
          </text:list-item>
          <text:list-item>
            <text:p text:style-name="P8">Para listar todos los archivos que contiene un paquete RPM ya instalado (por ejemplo, httpd), ¿qué comando usarías?</text:p>
            <text:p text:style-name="P8">A. rpm -qa httpd</text:p>
            <text:p text:style-name="P8">B. rpm -ql httpd</text:p>
            <text:p text:style-name="P8">C. rpm -q --files httpd</text:p>
            <text:p text:style-name="P8">D. yum listfiles httpd</text:p>
            <text:p text:style-name="P8">E. dnf files httpd</text:p>
          </text:list-item>
          <text:list-item>
            <text:p text:style-name="P8">¿Qué comando de Debian/Ubuntu se utiliza para reinstalar un paquete que podría estar corrupto?</text:p>
            <text:p text:style-name="P8">A. dpkg --reinstall paquete</text:p>
            <text:p text:style-name="P8">B. apt-get --reinstall install paquete</text:p>
            <text:p text:style-name="P8">C. apt fix-broken paquete</text:p>
            <text:p text:style-name="P8">D. dpkg-reconfigure paquete</text:p>
            <text:p text:style-name="P8">E. apt-get install --fix-reinstall paquete</text:p>
          </text:list-item>
          <text:list-item>
            <text:p text:style-name="P8">¿Cuál es el archivo principal de configuración para los repositorios de apt?</text:p>
            <text:p text:style-name="P8">A. /etc/apt/apt.conf</text:p>
            <text:p text:style-name="P8">B. /etc/apt/repositories</text:p>
            <text:p text:style-name="P8">C. /etc/apt/sources.list</text:p>
            <text:p text:style-name="P8">D. /etc/apt/packages.list</text:p>
            <text:p text:style-name="P8"><text:soft-page-break/>E. /var/lib/apt/lists/sources</text:p>
          </text:list-item>
          <text:list-item>
            <text:p text:style-name="P8">¿Qué hace el comando yum clean all?</text:p>
            <text:p text:style-name="P8">A. Elimina todos los paquetes no utilizados del sistema.</text:p>
            <text:p text:style-name="P8">B. Borra la caché de paquetes y metadatos descargados por yum.</text:p>
            <text:p text:style-name="P8">C. Desinstala todas las aplicaciones instaladas con yum.</text:p>
            <text:p text:style-name="P8">D. Restablece la configuración de yum a los valores predeterminados.</text:p>
            <text:p text:style-name="P8">E. Limpia los archivos de log de yum.</text:p>
          </text:list-item>
          <text:list-item>
            <text:p text:style-name="P8">En un sistema Debian, si la instalación de un paquete falla debido a dependencias rotas, ¿qué comando intentarías ejecutar para solucionarlo?</text:p>
            <text:p text:style-name="P8">A. apt-get update --fix-missing</text:p>
            <text:p text:style-name="P8">B. apt-get install -f</text:p>
            <text:p text:style-name="P8">C. dpkg --configure -a</text:p>
            <text:p text:style-name="P8">D. apt-get autoclean</text:p>
            <text:p text:style-name="P8">E. apt-get autoremove --purge</text:p>
          </text:list-item>
          <text:list-item>
            <text:p text:style-name="P8">¿Qué comando se utiliza para buscar un paquete en los repositorios de un sistema RHEL/CentOS, por ejemplo, nmap?</text:p>
            <text:p text:style-name="P8">A. yum find nmap</text:p>
            <text:p text:style-name="P8">B. rpm -s nmap</text:p>
            <text:p text:style-name="P8">C. yum search nmap</text:p>
            <text:p text:style-name="P8">D. dnf query nmap</text:p>
            <text:p text:style-name="P8">E. yum list available | grep nmap</text:p>
          </text:list-item>
          <text:list-item>
            <text:p text:style-name="P8">¿Cuál es el propósito del comando dpkg -L nginx?</text:p>
            <text:p text:style-name="P8">A. Mostrar la licencia del paquete nginx.</text:p>
            <text:p text:style-name="P8">B. Listar todos los archivos instalados por el paquete nginx.</text:p>
            <text:p text:style-name="P8">C. Localizar la ruta del binario de nginx.</text:p>
            <text:p text:style-name="P8">D. Comprobar el estado del paquete nginx.</text:p>
            <text:p text:style-name="P8">E. Bloquear el paquete nginx para que no se actualice.</text:p>
          </text:list-item>
          <text:list-item>
            <text:p text:style-name="P8">¿Qué opción del comando rpm se usa para actualizar un paquete si ya está instalado, o instalarlo si no lo está?</text:p>
            <text:p text:style-name="P8">A. -U</text:p>
            <text:p text:style-name="P8"><text:soft-page-break/>B. -F</text:p>
            <text:p text:style-name="P8">C. -R</text:p>
            <text:p text:style-name="P8">D. -I</text:p>
            <text:p text:style-name="P8">E. -A</text:p>
          </text:list-item>
          <text:list-item>
            <text:p text:style-name="P8">La variable de entorno DEBIAN_FRONTEND se utiliza para:</text:p>
            <text:p text:style-name="P8">A. Seleccionar el mirror de Debian más rápido.</text:p>
            <text:p text:style-name="P8">B. Especificar el shell por defecto para los usuarios.</text:p>
            <text:p text:style-name="P8">C. Controlar el nivel de interactividad de la instalación de paquetes.</text:p>
            <text:p text:style-name="P8">D. Definir la arquitectura de los paquetes a instalar.</text:p>
            <text:p text:style-name="P8">E. Establecer la versión de Debian a la que se quiere actualizar.</text:p>
          </text:list-item>
          <text:list-item>
            <text:p text:style-name="P8">¿Qué comando se utiliza para descargar el código fuente de un paquete usando apt?</text:p>
            <text:p text:style-name="P8">A. apt-get source &lt;paquete&gt;</text:p>
            <text:p text:style-name="P8">B. apt-get download --src &lt;paquete&gt;</text:p>
            <text:p text:style-name="P8">C. apt-get build-dep &lt;paquete&gt;</text:p>
            <text:p text:style-name="P8">D. apt-cache showsrc &lt;paquete&gt;</text:p>
            <text:p text:style-name="P8">E. dpkg --get-source &lt;paquete&gt;</text:p>
          </text:list-item>
          <text:list-item>
            <text:p text:style-name="P8">En sistemas Fedora/CentOS 8+, dnf ha reemplazado a yum. ¿Qué comando en dnf es el equivalente a yum history?</text:p>
            <text:p text:style-name="P8">A. dnf log</text:p>
            <text:p text:style-name="P8">B. dnf transactions</text:p>
            <text:p text:style-name="P8">C. dnf history</text:p>
            <text:p text:style-name="P8">D. dnf journal</text:p>
            <text:p text:style-name="P8">E. dnf show-history</text:p>
          </text:list-item>
        </text:list>
        <text:p text:style-name="Horizontal_20_Line"/>
        <text:h text:style-name="P5" text:outline-level="4"><text:span text:style-name="Strong_20_Emphasis"><text:span text:style-name="T1">Tema 103: Comandos GNU y Unix</text:span></text:span></text:h>
        <text:list text:style-name="L3">
          <text:list-item>
            <text:p text:style-name="P9">¿Qué comando se utiliza para crear un enlace simbólico (symbolic link) llamado enlace a un archivo original.txt?</text:p>
            <text:p text:style-name="P9">A. ln -h enlace original.txt</text:p>
            <text:p text:style-name="P9">B. ln -s original.txt enlace</text:p>
            <text:p text:style-name="P9"><text:soft-page-break/>C. ln original.txt enlace</text:p>
            <text:p text:style-name="P9">D. link -s original.txt enlace</text:p>
            <text:p text:style-name="P9">E. mklink original.txt enlace</text:p>
          </text:list-item>
          <text:list-item>
            <text:p text:style-name="P9">¿Cómo buscarías recursivamente en el directorio actual todos los archivos cuyo nombre termine en .log?</text:p>
            <text:p text:style-name="P9">A. find . -name "*.log"</text:p>
            <text:p text:style-name="P9">B. grep ".log" .</text:p>
            <text:p text:style-name="P9">C. ls -R *.log</text:p>
            <text:p text:style-name="P9">D. locate *.log</text:p>
            <text:p text:style-name="P9">E. search . -pattern "*.log"</text:p>
          </text:list-item>
          <text:list-item>
            <text:p text:style-name="P9">¿Qué comando se utiliza para mostrar las primeras 15 líneas de un archivo llamado reporte.txt?</text:p>
            <text:p text:style-name="P9">A. cat -n 15 reporte.txt</text:p>
            <text:p text:style-name="P9">B. head -n 15 reporte.txt</text:p>
            <text:p text:style-name="P9">C. less +15 reporte.txt</text:p>
            <text:p text:style-name="P9">D. first -l 15 reporte.txt</text:p>
            <text:p text:style-name="P9">E. tail -f -n 15 reporte.txt</text:p>
          </text:list-item>
          <text:list-item>
            <text:p text:style-name="P9">Para contar el número de palabras en un archivo texto.txt, ¿qué comando usarías?</text:p>
            <text:p text:style-name="P9">A. wc -w texto.txt</text:p>
            <text:p text:style-name="P9">B. count -w texto.txt</text:p>
            <text:p text:style-name="P9">C. cat texto.txt | count</text:p>
            <text:p text:style-name="P9">D. wc -l texto.txt</text:p>
            <text:p text:style-name="P9">E. grep -c ' ' texto.txt</text:p>
          </text:list-item>
          <text:list-item>
            <text:p text:style-name="P9">¿Cuál es el propósito del comando tee?</text:p>
            <text:p text:style-name="P9">A. Cortar secciones de texto de un archivo.</text:p>
            <text:p text:style-name="P9">B. Leer desde la entrada estándar y escribir en la salida estándar y en uno o más archivos.</text:p>
            <text:p text:style-name="P9">C. Conectar la salida de dos comandos.</text:p>
            <text:p text:style-name="P9">D. Mostrar el final de un archivo.</text:p>
            <text:p text:style-name="P9">E. Crear un archivo temporal.</text:p>
          </text:list-item>
          <text:list-item>
            <text:p text:style-name="P9"><text:soft-page-break/>¿Cómo se puede enviar la salida de un comando ls -l a un archivo llamado listado.txt, sobrescribiendo el archivo si ya existe?</text:p>
            <text:p text:style-name="P9">A. ls -l &gt;&gt; listado.txt</text:p>
            <text:p text:style-name="P9">B. ls -l | listado.txt</text:p>
            <text:p text:style-name="P9">C. ls -l &gt; listado.txt</text:p>
            <text:p text:style-name="P9">D. ls -l &amp; listado.txt</text:p>
            <text:p text:style-name="P9">E. tee listado.txt &lt; ls -l</text:p>
          </text:list-item>
          <text:list-item>
            <text:p text:style-name="P9">¿Qué hace el comando gzip por defecto?</text:p>
            <text:p text:style-name="P9">A. Comprime un archivo y lo reemplaza por una versión con la extensión .gz, eliminando el original.</text:p>
            <text:p text:style-name="P9">B. Crea un archivo comprimido con la extensión .gz, manteniendo el original.</text:p>
            <text:p text:style-name="P9">C. Comprime un directorio completo en un solo archivo .gz.</text:p>
            <text:p text:style-name="P9">D. Muestra el contenido de un archivo .gz.</text:p>
            <text:p text:style-name="P9">E. Comprueba la integridad de un archivo .gz.</text:p>
          </text:list-item>
          <text:list-item>
            <text:p text:style-name="P9">Para extraer el contenido de un archivo archivo.tar.bz2, ¿cuál de las siguientes opciones es la correcta?</text:p>
            <text:p text:style-name="P9">A. tar -xvf archivo.tar.bz2</text:p>
            <text:p text:style-name="P9">B. tar -xvfj archivo.tar.bz2</text:p>
            <text:p text:style-name="P9">C. tar -xvz archivo.tar.bz2</text:p>
            <text:p text:style-name="P9">D. bzip2 -d archivo.tar.bz2 | tar -xf</text:p>
            <text:p text:style-name="P9">E. unzip archivo.tar.bz2</text:p>
          </text:list-item>
          <text:list-item>
            <text:p text:style-name="P9">¿Qué comando se utiliza para cambiar la prioridad (nice value) de un proceso ya en ejecución?</text:p>
            <text:p text:style-name="P9">A. nice</text:p>
            <text:p text:style-name="P9">B. renice</text:p>
            <text:p text:style-name="P9">C. chprio</text:p>
            <text:p text:style-name="P9">D. setprio</text:p>
            <text:p text:style-name="P9">E. psnice</text:p>
          </text:list-item>
          <text:list-item>
            <text:p text:style-name="P9">¿Cómo se termina un proceso con PID 1234 de forma inmediata (señal KILL)?</text:p>
            <text:p text:style-name="P9">A. kill -1 1234</text:p>
            <text:p text:style-name="P9">B. kill -9 1234</text:p>
            <text:p text:style-name="P9"><text:soft-page-break/>C. kill -15 1234</text:p>
            <text:p text:style-name="P9">D. kill -STOP 1234</text:p>
            <text:p text:style-name="P9">E. pkill -f 1234</text:p>
          </text:list-item>
          <text:list-item>
            <text:p text:style-name="P9">¿Qué comando muestra una lista de procesos en ejecución de forma interactiva?</text:p>
            <text:p text:style-name="P9">A. ps aux</text:p>
            <text:p text:style-name="P9">B. top</text:p>
            <text:p text:style-name="P9">C. jobs</text:p>
            <text:p text:style-name="P9">D. pstree</text:p>
            <text:p text:style-name="P9">E. lsof</text:p>
          </text:list-item>
          <text:list-item>
            <text:p text:style-name="P9">¿Cuál es el propósito de la tubería | en la línea de comandos?</text:p>
            <text:p text:style-name="P9">A. Redirigir la salida estándar a un archivo.</text:p>
            <text:p text:style-name="P9">B. Conectar la salida estándar de un comando a la entrada estándar de otro.</text:p>
            <text:p text:style-name="P9">C. Ejecutar un comando en segundo plano.</text:p>
            <text:p text:style-name="P9">D. Separar múltiples comandos en una sola línea.</text:p>
            <text:p text:style-name="P9">E. Redirigir el error estándar.</text:p>
          </text:list-item>
          <text:list-item>
            <text:p text:style-name="P9">¿Qué comando usarías para buscar la cadena "error" (sin distinguir mayúsculas/minúsculas) en el archivo /var/log/syslog?</text:p>
            <text:p text:style-name="P9">A. find "error" /var/log/syslog</text:p>
            <text:p text:style-name="P9">B. grep -i "error" /var/log/syslog</text:p>
            <text:p text:style-name="P9">C. search -i "error" /var/log/syslog</text:p>
            <text:p text:style-name="P9">D. cat /var/log/syslog | grep "error"</text:p>
            <text:p text:style-name="P9">E. less -i "error" /var/log/syslog</text:p>
          </text:list-item>
          <text:list-item>
            <text:p text:style-name="P9">Para crear el directorio /home/usuario/nuevo/directorio de una sola vez, incluso si los directorios nuevo y directorio no existen, se usa:</text:p>
            <text:p text:style-name="P9">A. mkdir /home/usuario/nuevo/directorio</text:p>
            <text:p text:style-name="P9">B. mkdir -p /home/usuario/nuevo/directorio</text:p>
            <text:p text:style-name="P9">C. mkdir -r /home/usuario/nuevo/directorio</text:p>
            <text:p text:style-name="P9">D. md /home/usuario/nuevo/directorio --recursive</text:p>
            <text:p text:style-name="P9">E. crdir -p /home/usuario/nuevo/directorio</text:p>
          </text:list-item>
          <text:list-item>
            <text:p text:style-name="P9"><text:soft-page-break/>¿Qué hace el comando cut -d: -f1 /etc/passwd?</text:p>
            <text:p text:style-name="P9">A. Muestra la primera palabra de cada línea del archivo /etc/passwd.</text:p>
            <text:p text:style-name="P9">B. Extrae el primer campo de cada línea de /etc/passwd usando : como delimitador.</text:p>
            <text:p text:style-name="P9">C. Corta la primera columna de caracteres de cada línea de /etc/passwd.</text:p>
            <text:p text:style-name="P9">D. Muestra la primera línea del archivo /etc/passwd.</text:p>
            <text:p text:style-name="P9">E. Elimina el primer campo de cada línea de /etc/passwd.</text:p>
          </text:list-item>
          <text:list-item>
            <text:p text:style-name="P9">¿Cómo se puede ver el historial de comandos ejecutados en la sesión actual del shell?</text:p>
            <text:p text:style-name="P9">A. history</text:p>
            <text:p text:style-name="P9">B. cat ~/.bash_history</text:p>
            <text:p text:style-name="P9">C. log</text:p>
            <text:p text:style-name="P9">D. fc -l</text:p>
            <text:p text:style-name="P9">E. show history</text:p>
          </text:list-item>
          <text:list-item>
            <text:p text:style-name="P9">¿Qué comando se utiliza para copiar el directorio /origen y todo su contenido a /destino?</text:p>
            <text:p text:style-name="P9">A. cp /origen /destino</text:p>
            <text:p text:style-name="P9">B. cp -R /origen /destino</text:p>
            <text:p text:style-name="P9">C. mv /origen /destino</text:p>
            <text:p text:style-name="P9">D. copy /origen/* /destino/</text:p>
            <text:p text:style-name="P9">E. xcopy /origen /destino</text:p>
          </text:list-item>
          <text:list-item>
            <text:p text:style-name="P9">¿Qué comando se utiliza para ver la diferencia entre dos archivos de texto, fichero1.txt y fichero2.txt?</text:p>
            <text:p text:style-name="P9">A. cmp fichero1.txt fichero2.txt</text:p>
            <text:p text:style-name="P9">B. diff fichero1.txt fichero2.txt</text:p>
            <text:p text:style-name="P9">C. comm fichero1.txt fichero2.txt</text:p>
            <text:p text:style-name="P9">D. sdiff fichero1.txt fichero2.txt</text:p>
            <text:p text:style-name="P9">E. delta fichero1.txt fichero2.txt</text:p>
          </text:list-item>
          <text:list-item>
            <text:p text:style-name="P9">¿Qué hace el comando ps -ef?</text:p>
            <text:p text:style-name="P9">A. Muestra todos los procesos del sistema en formato estándar.</text:p>
            <text:p text:style-name="P9">B. Muestra los procesos propiedad del usuario actual.</text:p>
            <text:p text:style-name="P9">C. Muestra un árbol de procesos.</text:p>
            <text:p text:style-name="P9"><text:soft-page-break/>D. Muestra los procesos que están utilizando un archivo específico.</text:p>
            <text:p text:style-name="P9">E. Muestra los procesos en formato extendido, incluyendo los de otros usuarios.</text:p>
          </text:list-item>
          <text:list-item>
            <text:p text:style-name="P9">Para ordenar las líneas del archivo lista.txt de forma inversa y numérica, ¿qué comando usarías?</text:p>
            <text:p text:style-name="P9">A. sort -r -n lista.txt</text:p>
            <text:p text:style-name="P9">B. sort -rn lista.txt</text:p>
            <text:p text:style-name="P9">C. order -in lista.txt</text:p>
            <text:p text:style-name="P9">D. cat lista.txt | sort -d</text:p>
            <text:p text:style-name="P9">E. sort -u -r lista.txt</text:p>
          </text:list-item>
          <text:list-item>
            <text:p text:style-name="P9">¿Qué comando se usa para actualizar la base de datos que utiliza el comando locate?</text:p>
            <text:p text:style-name="P9">A. updatelocate</text:p>
            <text:p text:style-name="P9">B. locate -u</text:p>
            <text:p text:style-name="P9">C. updatedb</text:p>
            <text:p text:style-name="P9">D. builddb</text:p>
            <text:p text:style-name="P9">E. mlocate-update</text:p>
          </text:list-item>
          <text:list-item>
            <text:p text:style-name="P9">¿Qué significa 2&gt;&amp;1 en la línea de comandos?</text:p>
            <text:p text:style-name="P9">A. Redirige la entrada estándar (stdin) al error estándar (stderr).</text:p>
            <text:p text:style-name="P9">B. Redirige la salida estándar (stdout) al descriptor de archivo 2.</text:p>
            <text:p text:style-name="P9">C. Redirige el error estándar (stderr, descriptor 2) al mismo lugar que la salida estándar (stdout, descriptor 1).</text:p>
            <text:p text:style-name="P9">D. Ejecuta el comando dos veces y redirige la salida a un archivo llamado 1.</text:p>
            <text:p text:style-name="P9">E. Es un error de sintaxis y no tiene ningún significado.</text:p>
          </text:list-item>
          <text:list-item>
            <text:p text:style-name="P9">¿Cómo se puede ejecutar un comando en segundo plano (background)?</text:p>
            <text:p text:style-name="P9">A. Añadiendo &amp; al final del comando.</text:p>
            <text:p text:style-name="P9">B. Añadiendo bg al principio del comando.</text:p>
            <text:p text:style-name="P9">C. Usando el comando nohup sin ningún argumento adicional.</text:p>
            <text:p text:style-name="P9">D. Pulsando Ctrl+B después de escribir el comando.</text:p>
            <text:p text:style-name="P9">E. Añadiendo --background al comando.</text:p>
          </text:list-item>
          <text:list-item>
            <text:p text:style-name="P9">El comando xargs se utiliza principalmente para:</text:p>
            <text:p text:style-name="P9">A. Extraer argumentos de un archivo.</text:p>
            <text:p text:style-name="P9"><text:soft-page-break/>B. Construir y ejecutar líneas de comando a partir de la entrada estándar.</text:p>
            <text:p text:style-name="P9">C. Mostrar los argumentos pasados a un script.</text:p>
            <text:p text:style-name="P9">D. Cambiar los argumentos de un proceso en ejecución.</text:p>
            <text:p text:style-name="P9">E. Generar argumentos aleatorios para pruebas.</text:p>
          </text:list-item>
          <text:list-item>
            <text:p text:style-name="P9">¿Qué comando utilizarías para mostrar el uso de memoria RAM y swap en el sistema de forma legible para humanos?</text:p>
            <text:p text:style-name="P9">A. mem -h</text:p>
            <text:p text:style-name="P9">B. top -m</text:p>
            <text:p text:style-name="P9">C. df -m</text:p>
            <text:p text:style-name="P9">D. free -h</text:p>
            <text:p text:style-name="P9">E. cat /proc/meminfo -h</text:p>
          </text:list-item>
          <text:list-item>
            <text:p text:style-name="P9">¿Qué comando se usa para renombrar el archivo antiguo.txt a nuevo.txt?</text:p>
            <text:p text:style-name="P9">A. rename antiguo.txt nuevo.txt</text:p>
            <text:p text:style-name="P9">B. mv antiguo.txt nuevo.txt</text:p>
            <text:p text:style-name="P9">C. cp antiguo.txt nuevo.txt &amp;&amp; rm antiguo.txt</text:p>
            <text:p text:style-name="P9">D. rn antiguo.txt nuevo.txt</text:p>
            <text:p text:style-name="P9">E. link antiguo.txt nuevo.txt --rename</text:p>
          </text:list-item>
          <text:list-item>
            <text:p text:style-name="P9">¿Cuál es el propósito de nohup?</text:p>
            <text:p text:style-name="P9">A. Permitir que un comando continúe ejecutándose incluso después de que el usuario cierre la sesión.</text:p>
            <text:p text:style-name="P9">B. Evitar que un proceso sea terminado con la señal SIGHUP.</text:p>
            <text:p text:style-name="P9">C. Ejecutar un comando con una prioridad más baja.</text:p>
            <text:p text:style-name="P9">D. No mantener un registro del comando en el historial.</text:p>
            <text:p text:style-name="P9">E. Ejecutar un comando sin mostrar su salida en la terminal.</text:p>
          </text:list-item>
          <text:list-item>
            <text:p text:style-name="P9">¿Qué comando muestra únicamente las líneas del archivo data.txt que contienen "123"?</text:p>
            <text:p text:style-name="P9">A. find "123" data.txt</text:p>
            <text:p text:style-name="P9">B. grep "123" data.txt</text:p>
            <text:p text:style-name="P9">C. cat data.txt | filter "123"</text:p>
            <text:p text:style-name="P9">D. sed "123" data.txt</text:p>
            <text:p text:style-name="P9"><text:soft-page-break/>E. awk '/123/' data.txt</text:p>
          </text:list-item>
          <text:list-item>
            <text:p text:style-name="P9">Para extraer ficheros de un archivo backup.tar.gz, ¿cuál es el comando correcto?</text:p>
            <text:p text:style-name="P9">A. tar -xvf backup.tar.gz</text:p>
            <text:p text:style-name="P9">B. tar -cjf backup.tar.gz</text:p>
            <text:p text:style-name="P9">C. gunzip backup.tar.gz | tar -xf</text:p>
            <text:p text:style-name="P9">D. tar -xzf backup.tar.gz</text:p>
            <text:p text:style-name="P9">E. gzip -d backup.tar.gz</text:p>
          </text:list-item>
          <text:list-item>
            <text:p text:style-name="P9">¿Qué hace Ctrl+Z en una terminal de Linux?</text:p>
            <text:p text:style-name="P9">A. Termina el proceso en primer plano.</text:p>
            <text:p text:style-name="P9">B. Envía el proceso en primer plano al segundo plano (background) y lo detiene (suspende).</text:p>
            <text:p text:style-name="P9">C. Cierra la terminal.</text:p>
            <text:p text:style-name="P9">D. Borra la línea actual.</text:p>
            <text:p text:style-name="P9">E. Envía la señal SIGINT al proceso.</text:p>
          </text:list-item>
        </text:list>
        <text:p text:style-name="Horizontal_20_Line"/>
        <text:h text:style-name="P5" text:outline-level="4"><text:span text:style-name="Strong_20_Emphasis"><text:span text:style-name="T1">Tema 104: Dispositivos, Sistemas de Archivos y Jerarquía Estándar</text:span></text:span></text:h>
        <text:list text:style-name="L4">
          <text:list-item>
            <text:p text:style-name="P10">¿Qué comando se utiliza para mostrar el espacio libre y utilizado en los sistemas de archivos montados?</text:p>
            <text:p text:style-name="P10">A. du</text:p>
            <text:p text:style-name="P10">B. df</text:p>
            <text:p text:style-name="P10">C. fsck</text:p>
            <text:p text:style-name="P10">D. mount</text:p>
            <text:p text:style-name="P10">E. free</text:p>
          </text:list-item>
          <text:list-item>
            <text:p text:style-name="P10">¿Qué comando se utiliza para montar un sistema de archivos definido en /etc/fstab?</text:p>
            <text:p text:style-name="P10">A. mount -f /ruta/punto_montaje</text:p>
            <text:p text:style-name="P10">B. mount -a</text:p>
            <text:p text:style-name="P10">C. mount /ruta/punto_montaje</text:p>
            <text:p text:style-name="P10">D. fstab --mount /ruta/punto_montaje</text:p>
            <text:p text:style-name="P10">E. remount /ruta/punto_montaje</text:p>
          </text:list-item>
          <text:list-item>
            <text:p text:style-name="P10">¿Cuál es el propósito del comando fsck?</text:p>
            <text:p text:style-name="P10"><text:soft-page-break/>A. Formatear una partición.</text:p>
            <text:p text:style-name="P10">B. Comprobar y reparar la integridad de un sistema de archivos.</text:p>
            <text:p text:style-name="P10">C. Crear un sistema de archivos.</text:p>
            <text:p text:style-name="P10">D. Mostrar las estadísticas de un sistema de archivos.</text:p>
            <text:p text:style-name="P10">E. Desfragmentar un sistema de archivos.</text:p>
          </text:list-item>
          <text:list-item>
            <text:p text:style-name="P10">En la Jerarquía Estándar del Sistema de Archivos (FHS), ¿dónde se deben almacenar los archivos de datos variables de los servicios, como las bases de datos o las webs?</text:p>
            <text:p text:style-name="P10">A. /etc</text:p>
            <text:p text:style-name="P10">B. /usr</text:p>
            <text:p text:style-name="P10">C. /opt</text:p>
            <text:p text:style-name="P10">D. /var</text:p>
            <text:p text:style-name="P10">E. /srv</text:p>
          </text:list-item>
          <text:list-item>
            <text:p text:style-name="P10">¿Qué comando usarías para crear un sistema de archivos ext4 en la partición /dev/sdb1?</text:p>
            <text:p text:style-name="P10">A. mkfs -t ext4 /dev/sdb1</text:p>
            <text:p text:style-name="P10">B. format /dev/sdb1 -type ext4</text:p>
            <text:p text:style-name="P10">C. newfs ext4 /dev/sdb1</text:p>
            <text:p text:style-name="P10">D. fscreate --type=ext4 /dev/sdb1</text:p>
            <text:p text:style-name="P10">E. mkpart ext4 /dev/sdb1</text:p>
          </text:list-item>
          <text:list-item>
            <text:p text:style-name="P10">¿Qué comando se utiliza para mostrar el uso de espacio en disco de un directorio y sus subdirectorios?</text:p>
            <text:p text:style-name="P10">A. df -h /directorio</text:p>
            <text:p text:style-name="P10">B. du -sh /directorio</text:p>
            <text:p text:style-name="P10">C. ls -lh /directorio</text:p>
            <text:p text:style-name="P10">D. fdisk -l /directorio</text:p>
            <text:p text:style-name="P10">E. quota -s /directorio</text:p>
          </text:list-item>
          <text:list-item>
            <text:p text:style-name="P10">¿Qué comando se utiliza para desmontar un sistema de archivos montado en /mnt/datos?</text:p>
            <text:p text:style-name="P10">A. dismount /mnt/datos</text:p>
            <text:p text:style-name="P10">B. unmount /mnt/datos</text:p>
            <text:p text:style-name="P10">C. umount /mnt/datos</text:p>
            <text:p text:style-name="P10"><text:soft-page-break/>D. mount -u /mnt/datos</text:p>
            <text:p text:style-name="P10">E. detach /mnt/datos</text:p>
          </text:list-item>
          <text:list-item>
            <text:p text:style-name="P10">¿Qué significa el permiso s (setuid) en un archivo ejecutable?</text:p>
            <text:p text:style-name="P10">A. El archivo solo puede ser ejecutado por su propietario.</text:p>
            <text:p text:style-name="P10">B. El archivo se ejecuta con los permisos del propietario del archivo, no del usuario que lo ejecuta.</text:p>
            <text:p text:style-name="P10">C. El archivo es un enlace simbólico.</text:p>
            <text:p text:style-name="P10">D. El archivo está bloqueado y no puede ser modificado.</text:p>
            <text:p text:style-name="P10">E. El archivo se borrará después de su ejecución (sticky bit).</text:p>
          </text:list-item>
          <text:list-item>
            <text:p text:style-name="P10">¿Qué comando se utiliza para cambiar el propietario y el grupo de un archivo fichero.txt a usuario:grupo?</text:p>
            <text:p text:style-name="P10">A. chown usuario:grupo fichero.txt</text:p>
            <text:p text:style-name="P10">B. chmod usuario:grupo fichero.txt</text:p>
            <text:p text:style-name="P10">C. chgrp usuario:grupo fichero.txt</text:p>
            <text:p text:style-name="P10">D. setowner usuario grupo fichero.txt</text:p>
            <text:p text:style-name="P10">E. chattr +u usuario +g grupo fichero.txt</text:p>
          </text:list-item>
          <text:list-item>
            <text:p text:style-name="P10">¿Cuál es la representación numérica de los permisos -rwxr-x--x?</text:p>
            <text:p text:style-name="P10">A. 751</text:p>
            <text:p text:style-name="P10">B. 644</text:p>
            <text:p text:style-name="P10">C. 755</text:p>
            <text:p text:style-name="P10">D. 711</text:p>
            <text:p text:style-name="P10">E. 741</text:p>
          </text:list-item>
          <text:list-item>
            <text:p text:style-name="P10">El "sticky bit" en un directorio (permiso t) provoca que...</text:p>
            <text:p text:style-name="P10">A. Los archivos dentro de ese directorio no puedan ser borrados.</text:p>
            <text:p text:style-name="P10">B. Solo el propietario del directorio pueda crear nuevos archivos.</text:p>
            <text:p text:style-name="P10">C. Los archivos creados en ese directorio hereden el grupo del directorio.</text:p>
            <text:p text:style-name="P10">D. Solo el propietario del archivo o el propietario del directorio puedan borrar o renombrar un archivo dentro de ese directorio.</text:p>
            <text:p text:style-name="P10">E. El directorio no pueda ser eliminado.</text:p>
          </text:list-item>
          <text:list-item>
            <text:p text:style-name="P10">¿Qué comando se utiliza para cambiar los permisos de un archivo?</text:p>
            <text:p text:style-name="P10"><text:soft-page-break/>A. chown</text:p>
            <text:p text:style-name="P10">B. chperm</text:p>
            <text:p text:style-name="P10">C. chgrp</text:p>
            <text:p text:style-name="P10">D. chmod</text:p>
            <text:p text:style-name="P10">E. setperm</text:p>
          </text:list-item>
          <text:list-item>
            <text:p text:style-name="P10">¿Cuál es el directorio que, según el FHS, está destinado a la instalación de software de terceros que no forma parte de la distribución base?</text:p>
            <text:p text:style-name="P10">A. /usr/local</text:p>
            <text:p text:style-name="P10">B. /opt</text:p>
            <text:p text:style-name="P10">C. /etc/software</text:p>
            <text:p text:style-name="P10">D. /var/apps</text:p>
            <text:p text:style-name="P10">E. /srv</text:p>
          </text:list-item>
          <text:list-item>
            <text:p text:style-name="P10">¿Qué comando se utiliza para crear una partición de intercambio (swap)?</text:p>
            <text:p text:style-name="P10">A. mkfs.swap</text:p>
            <text:p text:style-name="P10">B. swapmake</text:p>
            <text:p text:style-name="P10">C. mkswap</text:p>
            <text:p text:style-name="P10">D. format --swap</text:p>
            <text:p text:style-name="P10">E. swapon -c</text:p>
          </text:list-item>
          <text:list-item>
            <text:p text:style-name="P10">Para activar la partición de swap /dev/sda2, ¿qué comando se debe usar?</text:p>
            <text:p text:style-name="P10">A. swapon /dev/sda2</text:p>
            <text:p text:style-name="P10">B. swap start /dev/sda2</text:p>
            <text:p text:style-name="P10">C. mount -t swap /dev/sda2 /swap</text:p>
            <text:p text:style-name="P10">D. enable swap /dev/sda2</text:p>
            <text:p text:style-name="P10">E. mkswap -a /dev/sda2</text:p>
          </text:list-item>
          <text:list-item>
            <text:p text:style-name="P10">¿Qué es un inodo?</text:p>
            <text:p text:style-name="P10">A. Un bloque de datos en el disco.</text:p>
            <text:p text:style-name="P10">B. Una estructura de datos que almacena los metadatos de un archivo (permisos, propietario, tamaño, etc.).</text:p>
            <text:p text:style-name="P10">C. Un puntero a la tabla de particiones.</text:p>
            <text:p text:style-name="P10"><text:soft-page-break/>D. Un tipo de enlace entre archivos.</text:p>
            <text:p text:style-name="P10">E. Un sector de arranque.</text:p>
          </text:list-item>
          <text:list-item>
            <text:p text:style-name="P10">¿Qué comando se utiliza para encontrar todos los archivos propiedad del usuario juan en el directorio /home?</text:p>
            <text:p text:style-name="P10">A. find /home -user juan</text:p>
            <text:p text:style-name="P10">B. grep juan /home</text:p>
            <text:p text:style-name="P10">C. ls -l /home | grep juan</text:p>
            <text:p text:style-name="P10">D. locate --user juan /home</text:p>
            <text:p text:style-name="P10">E. search /home -owner juan</text:p>
          </text:list-item>
          <text:list-item>
            <text:p text:style-name="P10">¿Qué representa el permiso SGID (Set Group ID) en un directorio?</text:p>
            <text:p text:style-name="P10">A. Solo los miembros del grupo del directorio pueden acceder a él.</text:p>
            <text:p text:style-name="P10">B. Cualquier archivo creado dentro de ese directorio heredará el grupo del directorio.</text:p>
            <text:p text:style-name="P10">C. Los programas ejecutados desde ese directorio se ejecutan con los privilegios del grupo del directorio.</text:p>
            <text:p text:style-name="P10">D. Impide que se cambie el grupo propietario del directorio.</text:p>
            <text:p text:style-name="P10">E. Otorga permisos de escritura a todos los miembros del grupo.</text:p>
          </text:list-item>
          <text:list-item>
            <text:p text:style-name="P10">¿Qué comando utilizarías para desmontar forzosamente un sistema de archivos que está ocupado (device is busy)?</text:p>
            <text:p text:style-name="P10">A. umount --force /mnt/datos</text:p>
            <text:p text:style-name="P10">B. umount -f /mnt/datos</text:p>
            <text:p text:style-name="P10">C. umount --lazy /mnt/datos</text:p>
            <text:p text:style-name="P10">D. umount -l /mnt/datos</text:p>
            <text:p text:style-name="P10">E. umount -b /mnt/datos</text:p>
          </text:list-item>
          <text:list-item>
            <text:p text:style-name="P10">¿Cómo se asignan los permisos de lectura y escritura para el propietario, y solo lectura para el grupo y otros, usando la notación octal?</text:p>
            <text:p text:style-name="P10">A. chmod 644 fichero</text:p>
            <text:p text:style-name="P10">B. chmod 755 fichero</text:p>
            <text:p text:style-name="P10">C. chmod 664 fichero</text:p>
            <text:p text:style-name="P10">D. chmod 744 fichero</text:p>
            <text:p text:style-name="P10">E. chmod 640 fichero</text:p>
          </text:list-item>
        </text:list>
        <text:p text:style-name="Horizontal_20_Line"><text:soft-page-break/></text:p>
        <text:h text:style-name="P4" text:outline-level="3"><text:span text:style-name="Strong_20_Emphasis"><text:span text:style-name="T1">Examen LPIC-1 (102)</text:span></text:span></text:h>
        <text:h text:style-name="P5" text:outline-level="4"><text:span text:style-name="Strong_20_Emphasis"><text:span text:style-name="T1">Tema 105: Shells y Scripts</text:span></text:span></text:h>
        <text:list text:style-name="L5">
          <text:list-item>
            <text:p text:style-name="P11">¿Qué variable de entorno contiene el nombre del shell que se está utilizando?</text:p>
            <text:p text:style-name="P11">A. $BASH</text:p>
            <text:p text:style-name="P11">B. $SHELL</text:p>
            <text:p text:style-name="P11">C. $ENV</text:p>
            <text:p text:style-name="P11">D. $PROMPT</text:p>
            <text:p text:style-name="P11">E. $TERM</text:p>
          </text:list-item>
          <text:list-item>
            <text:p text:style-name="P11">En un script de Bash, ¿qué representa la variable $#?</text:p>
            <text:p text:style-name="P11">A. El PID del proceso actual.</text:p>
            <text:p text:style-name="P11">B. El nombre del script.</text:p>
            <text:p text:style-name="P11">C. El número total de argumentos pasados al script.</text:p>
            <text:p text:style-name="P11">D. Todos los argumentos pasados como una sola cadena.</text:p>
            <text:p text:style-name="P11">E. El código de salida del último comando ejecutado.</text:p>
          </text:list-item>
          <text:list-item>
            <text:p text:style-name="P11">¿Cuál es la forma correcta de asignar la salida del comando date a una variable llamada FECHA en un script de Bash?</text:p>
            <text:p text:style-name="P11">A. set FECHA =dateB. `FECHA=$(date)` C. `FECHA=date` D. `let FECHA = $(date)` E. `export FECHA=`date</text:p>
          </text:list-item>
          <text:list-item>
            <text:p text:style-name="P11">¿Qué hace el comando source ~/.bashrc?</text:p>
            <text:p text:style-name="P11">A. Ejecuta el archivo .bashrc en un nuevo shell.</text:p>
            <text:p text:style-name="P11">B. Abre el archivo .bashrc para su edición.</text:p>
            <text:p text:style-name="P11">C. Carga la configuración del archivo .bashrc en el shell actual sin necesidad de cerrar sesión.</text:p>
            <text:p text:style-name="P11">D. Muestra el contenido de .bashrc.</text:p>
            <text:p text:style-name="P11">E. Crea una copia de seguridad de .bashrc.</text:p>
          </text:list-item>
          <text:list-item>
            <text:p text:style-name="P11">¿Qué construcción se utiliza para iterar sobre una lista de elementos en un script de shell?</text:p>
            <text:p text:style-name="P11">A. for item in (lista); do ... done</text:p>
            <text:p text:style-name="P11">B. while item in $lista; do ... done</text:p>
            <text:p text:style-name="P11">C. for item in lista; do ... done</text:p>
            <text:p text:style-name="P11"><text:soft-page-break/>D. loop item in lista; do ... done</text:p>
            <text:p text:style-name="P11">E. foreach item (lista) { ... }</text:p>
          </text:list-item>
          <text:list-item>
            <text:p text:style-name="P11">¿Cuál es el propósito de #!/bin/bash al principio de un script?</text:p>
            <text:p text:style-name="P11">A. Es un comentario que indica la versión de Bash.</text:p>
            <text:p text:style-name="P11">B. Define la ruta al intérprete que debe ejecutar el script.</text:p>
            <text:p text:style-name="P11">C. Carga las variables de entorno de Bash.</text:p>
            <text:p text:style-name="P11">D. Comprueba si Bash está instalado en el sistema.</text:p>
            <text:p text:style-name="P11">E. Es opcional y no tiene efecto funcional.</text:p>
          </text:list-item>
          <text:list-item>
            <text:p text:style-name="P11">¿Cómo se redirige tanto la salida estándar (stdout) como el error estándar (stderr) de un comando a un archivo llamado log.txt?</text:p>
            <text:p text:style-name="P11">A. comando &gt; log.txt 2&gt; log.txt</text:p>
            <text:p text:style-name="P11">B. comando &gt; log.txt 2&gt;&amp;1</text:p>
            <text:p text:style-name="P11">C. comando &amp;&gt; log.txt</text:p>
            <text:p text:style-name="P11">D. comando &gt;&gt; log.txt &amp;&amp;2 log.txt</text:p>
            <text:p text:style-name="P11">E. comando | tee log.txt</text:p>
          </text:list-item>
          <text:list-item>
            <text:p text:style-name="P11">¿Qué hace la variable $? en un script de shell?</text:p>
            <text:p text:style-name="P11">A. Contiene el PID del último proceso ejecutado en segundo plano.</text:p>
            <text:p text:style-name="P11">B. Almacena el código de retorno (salida) del último comando ejecutado.</text:p>
            <text:p text:style-name="P11">C. Representa el primer argumento pasado al script.</text:p>
            <text:p text:style-name="P11">D. Es el número total de argumentos.</text:p>
            <text:p text:style-name="P11">E. Indica si el script se ejecuta como root.</text:p>
          </text:list-item>
          <text:list-item>
            <text:p text:style-name="P11">¿Cómo se define una función llamada mi_funcion en Bash?</text:p>
            <text:p text:style-name="P11">A. function mi_funcion { ... }</text:p>
            <text:p text:style-name="P11">B. def mi_funcion(): ...</text:p>
            <text:p text:style-name="P11">C. mi_funcion() { ... }</text:p>
            <text:p text:style-name="P11">D. sub mi_funcion { ... }</text:p>
            <text:p text:style-name="P11">E. proc mi_funcion() { ... }</text:p>
          </text:list-item>
          <text:list-item>
            <text:p text:style-name="P11">¿Qué comando se utiliza para hacer que una variable de shell esté disponible para los subprocesos?</text:p>
            <text:p text:style-name="P11">A. set</text:p>
            <text:p text:style-name="P11"><text:soft-page-break/>B. env</text:p>
            <text:p text:style-name="P11">C. declare</text:p>
            <text:p text:style-name="P11">D. export</text:p>
            <text:p text:style-name="P11">E. global</text:p>
          </text:list-item>
          <text:list-item>
            <text:p text:style-name="P11">¿Qué hace read -p "Introduce tu nombre: " nombre en un script?</text:p>
            <text:p text:style-name="P11">A. Lee un archivo llamado nombre.</text:p>
            <text:p text:style-name="P11">B. Imprime el mensaje "Introduce tu nombre: " y espera a que el usuario introduzca un texto, que se almacenará en la variable nombre.</text:p>
            <text:p text:style-name="P11">C. Define una variable nombre con el valor del prompt.</text:p>
            <text:p text:style-name="P11">D. Comprueba si el usuario actual es "nombre".</text:p>
            <text:p text:style-name="P11">E. Redirige la salida del prompt a la variable nombre.</text:p>
          </text:list-item>
          <text:list-item>
            <text:p text:style-name="P11">¿Cuál es la sintaxis correcta para una estructura condicional if en Bash?</text:p>
            <text:p text:style-name="P11">A. if [ $VAR -eq "valor" ]; then ... fi</text:p>
            <text:p text:style-name="P11">B. if ($VAR == "valor") then { ... }</text:p>
            <text:p text:style-name="P11">C. if [ $VAR = "valor" ] do ... end</text:p>
            <text:p text:style-name="P11">D. if test $VAR = "valor": ...</text:p>
            <text:p text:style-name="P11">E. if ( $VAR == "valor" ) then ... else ... fi</text:p>
          </text:list-item>
          <text:list-item>
            <text:p text:style-name="P11">¿Qué representa $* en un script de shell?</text:p>
            <text:p text:style-name="P11">A. El nombre del script.</text:p>
            <text:p text:style-name="P11">B. Todos los argumentos de la línea de comandos como una sola cadena.</text:p>
            <text:p text:style-name="P11">C. Cada argumento de la línea de comandos como una palabra separada.</text:p>
            <text:p text:style-name="P11">D. El número de argumentos.</text:p>
            <text:p text:style-name="P11">E. El último argumento.</text:p>
          </text:list-item>
          <text:list-item>
            <text:p text:style-name="P11">¿Qué archivo de configuración se lee típicamente para establecer variables de entorno globales para todos los usuarios?</text:p>
            <text:p text:style-name="P11">A. ~/.bashrc</text:p>
            <text:p text:style-name="P11">B. /etc/bash.bashrc</text:p>
            <text:p text:style-name="P11">C. ~/.profile</text:p>
            <text:p text:style-name="P11">D. /etc/profile</text:p>
            <text:p text:style-name="P11"><text:soft-page-break/>E. /etc/environment</text:p>
          </text:list-item>
          <text:list-item>
            <text:p text:style-name="P11">¿Qué hace el comando unset?</text:p>
            <text:p text:style-name="P11">A. Cierra la sesión del shell.</text:p>
            <text:p text:style-name="P11">B. Elimina una variable de shell o una función.</text:p>
            <text:p text:style-name="P11">C. Restablece la terminal.</text:p>
            <text:p text:style-name="P11">D. Borra el historial de comandos.</text:p>
            <text:p text:style-name="P11">E. Desactiva una opción del shell.</text:p>
          </text:list-item>
          <text:list-item>
            <text:p text:style-name="P11">En un script, ¿cómo se comprueba si un archivo llamado miarchivo.txt existe y es un archivo regular?</text:p>
            <text:p text:style-name="P11">A. if [ -e miarchivo.txt ]</text:p>
            <text:p text:style-name="P11">B. if [ -f miarchivo.txt ]</text:p>
            <text:p text:style-name="P11">C. if [ -d miarchivo.txt ]</text:p>
            <text:p text:style-name="P11">D. if [ -x miarchivo.txt ]</text:p>
            <text:p text:style-name="P11">E. if test -file miarchivo.txt</text:p>
          </text:list-item>
          <text:list-item>
            <text:p text:style-name="P11">¿Cuál es el operador de comparación de cadenas correcto para "no es igual" en una expresión test o [ ]?</text:p>
            <text:p text:style-name="P11">A. !=</text:p>
            <text:p text:style-name="P11">B. -ne</text:p>
            <text:p text:style-name="P11">C. &lt;&gt;</text:p>
            <text:p text:style-name="P11">D. !==</text:p>
            <text:p text:style-name="P11">E. not-eq</text:p>
          </text:list-item>
          <text:list-item>
            <text:p text:style-name="P11">¿Qué es un "shebang"?</text:p>
            <text:p text:style-name="P11">A. Una variable de entorno del shell.</text:p>
            <text:p text:style-name="P11">B. El prompt de la línea de comandos.</text:p>
            <text:p text:style-name="P11">C. La secuencia de caracteres #! al inicio de un script.</text:p>
            <text:p text:style-name="P11">D. Un alias de un comando.</text:p>
            <text:p text:style-name="P11">E. Un tipo de redirección de salida.</text:p>
          </text:list-item>
          <text:list-item>
            <text:p text:style-name="P11">Para ejecutar un script llamado mi_script.sh sin tener permisos de ejecución, puedes usar:</text:p>
            <text:p text:style-name="P11">A. run ./mi_script.sh</text:p>
            <text:p text:style-name="P11"><text:soft-page-break/>B. bash ./mi_script.sh</text:p>
            <text:p text:style-name="P11">C. exec ./mi_script.sh</text:p>
            <text:p text:style-name="P11">D. source ./mi_script.sh</text:p>
            <text:p text:style-name="P11">E. chmod +x mi_script.sh &amp;&amp; mi_script.sh</text:p>
          </text:list-item>
          <text:list-item>
            <text:p text:style-name="P11">¿Qué hace la construcción [[ ... ]] en comparación con [ ... ] en Bash?</text:p>
            <text:p text:style-name="P11">A. Es obsoleta y no debería usarse.</text:p>
            <text:p text:style-name="P11">B. Es menos potente y tiene menos funcionalidades.</text:p>
            <text:p text:style-name="P11">C. Es una palabra clave de Bash que ofrece más características, como la coincidencia de patrones.</text:p>
            <text:p text:style-name="P11">D. No hay ninguna diferencia funcional.</text:p>
            <text:p text:style-name="P11">E. Solo funciona en shells compatibles con Bourne (sh).</text:p>
          </text:list-item>
        </text:list>
        <text:p text:style-name="Horizontal_20_Line"/>
        <text:h text:style-name="P5" text:outline-level="4"><text:span text:style-name="Strong_20_Emphasis"><text:span text:style-name="T1">Tema 106: Interfaces de Usuario y Escritorios</text:span></text:span></text:h>
        <text:list text:style-name="L6">
          <text:list-item>
            <text:p text:style-name="P12">¿Qué es X11?</text:p>
            <text:p text:style-name="P12">A. Una distribución de Linux orientada a servidores.</text:p>
            <text:p text:style-name="P12">B. Un gestor de ventanas ligero.</text:p>
            <text:p text:style-name="P12">C. Un sistema de ventanas de red y protocolo que proporciona la base para las interfaces gráficas de usuario.</text:p>
            <text:p text:style-name="P12">D. Un entorno de escritorio completo.</text:p>
            <text:p text:style-name="P12">E. Una librería de compresión de vídeo.</text:p>
          </text:list-item>
          <text:list-item>
            <text:p text:style-name="P12">¿Cuál de los siguientes es un gestor de pantalla (Display Manager) común en Linux?</text:p>
            <text:p text:style-name="P12">A. Xorg</text:p>
            <text:p text:style-name="P12">B. GNOME</text:p>
            <text:p text:style-name="P12">C. KDE</text:p>
            <text:p text:style-name="P12">D. GDM (GNOME Display Manager)</text:p>
            <text:p text:style-name="P12">E. Wayland</text:p>
          </text:list-item>
          <text:list-item>
            <text:p text:style-name="P12">¿Qué comando se puede usar para iniciar una aplicación gráfica en un display remoto (host:0)?</text:p>
            <text:p text:style-name="P12">A. ssh -X user@host aplicacion</text:p>
            <text:p text:style-name="P12">B. export DISPLAY=host:0; aplicacion</text:p>
            <text:p text:style-name="P12">C. xinit aplicacion --display host:0</text:p>
            <text:p text:style-name="P12"><text:soft-page-break/>D. startx aplicacion --server host:0</text:p>
            <text:p text:style-name="P12">E. xdg-open --host host:0 aplicacion</text:p>
          </text:list-item>
          <text:list-item>
            <text:p text:style-name="P12">¿Cuál es la principal diferencia entre Wayland y Xorg?</text:p>
            <text:p text:style-name="P12">A. Wayland es más antiguo y estable que Xorg.</text:p>
            <text:p text:style-name="P12">B. Wayland integra el servidor de pantalla, el compositor y el gestor de ventanas, mientras que Xorg los separa.</text:p>
            <text:p text:style-name="P12">C. Xorg solo funciona con tarjetas gráficas NVIDIA.</text:p>
            <text:p text:style-name="P12">D. Wayland no soporta aplicaciones de red.</text:p>
            <text:p text:style-name="P12">E. Xorg es un protocolo, mientras que Wayland es un entorno de escritorio.</text:p>
          </text:list-item>
          <text:list-item>
            <text:p text:style-name="P12">¿Qué utilidad de línea de comandos se usa para configurar la resolución de la pantalla y la tasa de refresco en Xorg?</text:p>
            <text:p text:style-name="P12">A. xconf</text:p>
            <text:p text:style-name="P12">B. xrandr</text:p>
            <text:p text:style-name="P12">C. xset</text:p>
            <text:p text:style-name="P12">D. display-config</text:p>
            <text:p text:style-name="P12">E. screen-ctl</text:p>
          </text:list-item>
        </text:list>
        <text:p text:style-name="Horizontal_20_Line"/>
        <text:h text:style-name="P5" text:outline-level="4"><text:span text:style-name="Strong_20_Emphasis"><text:span text:style-name="T1">Tema 107: Tareas Administrativas</text:span></text:span></text:h>
        <text:list text:style-name="L7">
          <text:list-item>
            <text:p text:style-name="P13">¿Qué comando se utiliza para añadir un nuevo usuario al sistema llamado laura?</text:p>
            <text:p text:style-name="P13">A. useradd laura</text:p>
            <text:p text:style-name="P13">B. adduser laura</text:p>
            <text:p text:style-name="P13">C. usermod -a laura</text:p>
            <text:p text:style-name="P13">D. newuser laura</text:p>
            <text:p text:style-name="P13">E. user -add laura</text:p>
          </text:list-item>
          <text:list-item>
            <text:p text:style-name="P13">¿Cuál es el archivo que contiene la información encriptada de las contraseñas de los usuarios?</text:p>
            <text:p text:style-name="P13">A. /etc/passwd</text:p>
            <text:p text:style-name="P13">B. /etc/shadow</text:p>
            <text:p text:style-name="P13">C. /etc/gshadow</text:p>
            <text:p text:style-name="P13">D. /etc/login.defs</text:p>
            <text:p text:style-name="P13"><text:soft-page-break/>E. /etc/security/passwd</text:p>
          </text:list-item>
          <text:list-item>
            <text:p text:style-name="P13">¿Qué comando se utiliza para modificar un usuario existente, por ejemplo, para añadirlo a un grupo secundario?</text:p>
            <text:p text:style-name="P13">A. usermod</text:p>
            <text:p text:style-name="P13">B. useradd</text:p>
            <text:p text:style-name="P13">C. chuser</text:p>
            <text:p text:style-name="P13">D. moduser</text:p>
            <text:p text:style-name="P13">E. groupmod</text:p>
          </text:list-item>
          <text:list-item>
            <text:p text:style-name="P13">Para eliminar a un usuario llamado pablo y su directorio personal, ¿qué comando usarías?</text:p>
            <text:p text:style-name="P13">A. userdel pablo</text:p>
            <text:p text:style-name="P13">B. deluser --remove-home pablo</text:p>
            <text:p text:style-name="P13">C. userdel -r pablo</text:p>
            <text:p text:style-name="P13">D. rmuser --delete-files pablo</text:p>
            <text:p text:style-name="P13">E. userdel --purge pablo</text:p>
          </text:list-item>
          <text:list-item>
            <text:p text:style-name="P13">¿Qué comando se utiliza para programar una tarea para que se ejecute una única vez en un futuro específico?</text:p>
            <text:p text:style-name="P13">A. cron</text:p>
            <text:p text:style-name="P13">B. at</text:p>
            <text:p text:style-name="P13">C. schedule</text:p>
            <text:p text:style-name="P13">D. job</text:p>
            <text:p text:style-name="P13">E. timer</text:p>
          </text:list-item>
          <text:list-item>
            <text:p text:style-name="P13">¿Cuál es el formato de un archivo crontab para ejecutar un script cada día a las 3:30 AM?</text:p>
            <text:p text:style-name="P13">A. 30 3 * * * /ruta/al/script.sh</text:p>
            <text:p text:style-name="P13">B. * * 3 30 * /ruta/al/script.sh</text:p>
            <text:p text:style-name="P13">C. 3:30 * * * /ruta/al/script.sh</text:p>
            <text:p text:style-name="P13">D. * 3 30 * * /ruta/al/script.sh</text:p>
            <text:p text:style-name="P13">E. 30 03 * * 0 /ruta/al/script.sh</text:p>
          </text:list-item>
          <text:list-item>
            <text:p text:style-name="P13">¿Qué comando muestra los mensajes de registro (logs) del sistema en tiempo real en un sistema con systemd?</text:p>
            <text:p text:style-name="P13">A. tail -f /var/log/syslog</text:p>
            <text:p text:style-name="P13"><text:soft-page-break/>B. journalctl -f</text:p>
            <text:p text:style-name="P13">C. logwatch --realtime</text:p>
            <text:p text:style-name="P13">D. dmesg -w</text:p>
            <text:p text:style-name="P13">E. systemd-cat -f</text:p>
          </text:list-item>
          <text:list-item>
            <text:p text:style-name="P13">¿Cuál es el propósito de logrotate?</text:p>
            <text:p text:style-name="P13">A. Visualizar logs en formato rotado.</text:p>
            <text:p text:style-name="P13">B. Gestionar, comprimir y eliminar archivos de log antiguos para evitar que ocupen demasiado espacio.</text:p>
            <text:p text:style-name="P13">C. Enviar alertas basadas en el contenido de los logs.</text:p>
            <text:p text:style-name="P13">D. Escribir logs en una base de datos central.</text:p>
            <text:p text:style-name="P13">E. Cifrar los archivos de log.</text:p>
          </text:list-item>
          <text:list-item>
            <text:p text:style-name="P13">¿Qué comando se utiliza para añadir un nuevo grupo al sistema llamado ventas?</text:p>
            <text:p text:style-name="P13">A. groupadd ventas</text:p>
            <text:p text:style-name="P13">B. addgroup --new ventas</text:p>
            <text:p text:style-name="P13">C. groupmod -a ventas</text:p>
            <text:p text:style-name="P13">D. newgrp ventas</text:p>
            <text:p text:style-name="P13">E. mkgroup ventas</text:p>
          </text:list-item>
          <text:list-item>
            <text:p text:style-name="P13">¿Cómo se cambia la contraseña de otro usuario (maria) siendo el superusuario (root)?</text:p>
            <text:p text:style-name="P13">A. su maria -c passwd</text:p>
            <text:p text:style-name="P13">B. passwd maria</text:p>
            <text:p text:style-name="P13">C. chpasswd maria</text:p>
            <text:p text:style-name="P13">D. usermod --password &lt;pass&gt; maria</text:p>
            <text:p text:style-name="P13">E. password -u maria</text:p>
          </text:list-item>
          <text:list-item>
            <text:p text:style-name="P13">El archivo /etc/skel contiene:</text:p>
            <text:p text:style-name="P13">A. Esqueletos de configuración para el kernel.</text:p>
            <text:p text:style-name="P13">B. Archivos y directorios que se copian al directorio personal de un nuevo usuario al ser creado.</text:p>
            <text:p text:style-name="P13">C. Plantillas para los archivos de log.</text:p>
            <text:p text:style-name="P13">D. La configuración por defecto del shell.</text:p>
            <text:p text:style-name="P13">E. Un script para eliminar usuarios.</text:p>
          </text:list-item>
          <text:list-item>
            <text:p text:style-name="P13"><text:soft-page-break/>¿Qué comando usarías para ver las tareas programadas con cron para el usuario actual?</text:p>
            <text:p text:style-name="P13">A. crontab -l</text:p>
            <text:p text:style-name="P13">B. cron --list</text:p>
            <text:p text:style-name="P13">C. cat /var/spool/cron/crontabs/$(whoami)</text:p>
            <text:p text:style-name="P13">D. atq</text:p>
            <text:p text:style-name="P13">E. crontab -v</text:p>
          </text:list-item>
          <text:list-item>
            <text:p text:style-name="P13">¿Qué información se encuentra en el archivo /etc/group?</text:p>
            <text:p text:style-name="P13">A. Las contraseñas encriptadas de los grupos.</text:p>
            <text:p text:style-name="P13">B. La lista de grupos del sistema y los usuarios que pertenecen a cada uno.</text:p>
            <text:p text:style-name="P13">C. La configuración de los permisos por defecto para los nuevos grupos.</text:p>
            <text:p text:style-name="P13">D. Los scripts de inicio de sesión de los grupos.</text:p>
            <text:p text:style-name="P13">E. El GID (Group ID) máximo permitido en el sistema.</text:p>
          </text:list-item>
          <text:list-item>
            <text:p text:style-name="P13">Para cambiar el shell de inicio de sesión por defecto de un usuario a /bin/zsh, ¿qué comando es el más adecuado?</text:p>
            <text:p text:style-name="P13">A. usermod -s /bin/zsh &lt;usuario&gt;</text:p>
            <text:p text:style-name="P13">B. chsh -s /bin/zsh &lt;usuario&gt;</text:p>
            <text:p text:style-name="P13">C. chsh &lt;usuario&gt; /bin/zsh</text:p>
            <text:p text:style-name="P13">D. usermod --shell /bin/zsh &lt;usuario&gt;</text:p>
            <text:p text:style-name="P13">E. moduser --login-shell=/bin/zsh &lt;usuario&gt;</text:p>
          </text:list-item>
          <text:list-item>
            <text:p text:style-name="P13">¿Dónde se almacenan los archivos crontab de los usuarios individuales en la mayoría de los sistemas Linux?</text:p>
            <text:p text:style-name="P13">A. /etc/cron.d/</text:p>
            <text:p text:style-name="P13">B. /etc/crontab</text:p>
            <text:p text:style-name="P13">C. ~/.crontab</text:p>
            <text:p text:style-name="P13">D. /var/spool/cron/</text:p>
            <text:p text:style-name="P13">E. /usr/spool/cron/</text:p>
          </text:list-item>
        </text:list>
        <text:p text:style-name="Horizontal_20_Line"/>
        <text:h text:style-name="P5" text:outline-level="4"><text:span text:style-name="Strong_20_Emphasis"><text:span text:style-name="T1">Tema 108: Servicios Esenciales del Sistema</text:span></text:span></text:h>
        <text:list text:style-name="L8">
          <text:list-item>
            <text:p text:style-name="P14">¿Qué comando se utiliza en systemd para iniciar un servicio llamado apache2?</text:p>
            <text:p text:style-name="P14"><text:soft-page-break/>A. systemctl start apache2</text:p>
            <text:p text:style-name="P14">B. service apache2 start</text:p>
            <text:p text:style-name="P14">C. init apache2 start</text:p>
            <text:p text:style-name="P14">D. /etc/init.d/apache2 start</text:p>
            <text:p text:style-name="P14">E. systemd start apache2.service</text:p>
          </text:list-item>
          <text:list-item>
            <text:p text:style-name="P14">¿Cómo se configura un servicio para que se inicie automáticamente en el arranque en un sistema con systemd?</text:p>
            <text:p text:style-name="P14">A. systemctl autostart &lt;servicio&gt;</text:p>
            <text:p text:style-name="P14">B. systemctl enable &lt;servicio&gt;</text:p>
            <text:p text:style-name="P14">C. chkconfig &lt;servicio&gt; on</text:p>
            <text:p text:style-name="P14">D. update-rc.d &lt;servicio&gt; defaults</text:p>
            <text:p text:style-name="P14">E. systemctl set-default &lt;servicio&gt;</text:p>
          </text:list-item>
          <text:list-item>
            <text:p text:style-name="P14">¿Qué comando se usa para comprobar el estado de un servicio, por ejemplo sshd, con systemd?</text:p>
            <text:p text:style-name="P14">A. systemctl query sshd</text:p>
            <text:p text:style-name="P14">B. systemctl status sshd</text:p>
            <text:p text:style-name="P14">C. service sshd status</text:p>
            <text:p text:style-name="P14">D. systemctl is-active sshd</text:p>
            <text:p text:style-name="P14">E. /etc/init.d/sshd status</text:p>
          </text:list-item>
          <text:list-item>
            <text:p text:style-name="P14">¿Cuál es el propósito del servidor de tiempo NTP o chrony?</text:p>
            <text:p text:style-name="P14">A. Programar tareas para que se ejecuten a una hora específica.</text:p>
            <text:p text:style-name="P14">B. Sincronizar el reloj del sistema con servidores de tiempo de referencia en Internet.</text:p>
            <text:p text:style-name="P14">C. Registrar la hora de inicio y fin de los procesos.</text:p>
            <text:p text:style-name="P14">D. Servir como un servidor de zona horaria para otros clientes.</text:p>
            <text:p text:style-name="P14">E. Medir el tiempo de ejecución de los comandos.</text:p>
          </text:list-item>
          <text:list-item>
            <text:p text:style-name="P14">¿Cuál es el servidor de correo (MTA - Mail Transfer Agent) más tradicional y común en sistemas Unix/Linux?</text:p>
            <text:p text:style-name="P14">A. Dovecot</text:p>
            <text:p text:style-name="P14">B. Postfix</text:p>
            <text:p text:style-name="P14">C. Exim</text:p>
            <text:p text:style-name="P14"><text:soft-page-break/>D. Sendmail</text:p>
            <text:p text:style-name="P14">E. Qmail</text:p>
          </text:list-item>
          <text:list-item>
            <text:p text:style-name="P14">¿Qué comando usarías para reenviar todos los correos dirigidos a root a la dirección admin@example.com?</text:p>
            <text:p text:style-name="P14">A. Crear una regla en procmail.</text:p>
            <text:p text:style-name="P14">B. Modificar el archivo /etc/mail/local-host-names.</text:p>
            <text:p text:style-name="P14">C. Añadir una entrada root: admin@example.com en el archivo /etc/aliases y ejecutar newaliases.</text:p>
            <text:p text:style-name="P14">D. Configurar un ~/.forward en el home de root.</text:p>
            <text:p text:style-name="P14">E. Editar el archivo /etc/postfix/main.cf.</text:p>
          </text:list-item>
          <text:list-item>
            <text:p text:style-name="P14">¿Qué archivo de configuración principal utiliza el servidor CUPS para la gestión de impresoras?</text:p>
            <text:p text:style-name="P14">A. /etc/cups/printers.conf</text:p>
            <text:p text:style-name="P14">B. /etc/cupsd.conf</text:p>
            <text:p text:style-name="P14">C. /etc/printcap</text:p>
            <text:p text:style-name="P14">D. /etc/cups/cups.conf</text:p>
            <text:p text:style-name="P14">E. /etc/lpd.conf</text:p>
          </text:list-item>
          <text:list-item>
            <text:p text:style-name="P14">En systemd, ¿qué comando recarga la configuración de un servicio sin reiniciarlo?</text:p>
            <text:p text:style-name="P14">A. systemctl refresh &lt;servicio&gt;</text:p>
            <text:p text:style-name="P14">B. systemctl update &lt;servicio&gt;</text:p>
            <text:p text:style-name="P14">C. systemctl reload &lt;servicio&gt;</text:p>
            <text:p text:style-name="P14">D. systemctl restart --soft &lt;servicio&gt;</text:p>
            <text:p text:style-name="P14">E. systemctl hup &lt;servicio&gt;</text:p>
          </text:list-item>
          <text:list-item>
            <text:p text:style-name="P14">¿Qué utilidad de línea de comandos se puede usar para enviar un correo electrónico simple?</text:p>
            <text:p text:style-name="P14">A. sendmail</text:p>
            <text:p text:style-name="P14">B. mail</text:p>
            <text:p text:style-name="P14">C. mutt</text:p>
            <text:p text:style-name="P14">D. postfix</text:p>
            <text:p text:style-name="P14">E. pine</text:p>
          </text:list-item>
          <text:list-item>
            <text:p text:style-name="P14">¿Qué comando se utiliza para listar los trabajos de impresión en la cola de CUPS?</text:p>
            <text:p text:style-name="P14">A. lpq</text:p>
            <text:p text:style-name="P14"><text:soft-page-break/>B. lpc status</text:p>
            <text:p text:style-name="P14">C. lpstat -t</text:p>
            <text:p text:style-name="P14">D. cupsstat</text:p>
            <text:p text:style-name="P14">E. lpjobs</text:p>
          </text:list-item>
          <text:list-item>
            <text:p text:style-name="P14">¿Qué comando se utiliza para cancelar un trabajo de impresión con ID 123?</text:p>
            <text:p text:style-name="P14">A. lprm 123</text:p>
            <text:p text:style-name="P14">B. cancel 123</text:p>
            <text:p text:style-name="P14">C. lpc delete 123</text:p>
            <text:p text:style-name="P14">D. lp -d 123</text:p>
            <text:p text:style-name="P14">E. cups-cancel -j 123</text:p>
          </text:list-item>
          <text:list-item>
            <text:p text:style-name="P14">¿Qué significa "forwarding" en el contexto de un servidor de correo?</text:p>
            <text:p text:style-name="P14">A. Reenviar un correo electrónico a otro destinatario automáticamente.</text:p>
            <text:p text:style-name="P14">B. Guardar una copia de todos los correos enviados.</text:p>
            <text:p text:style-name="P14">C. Utilizar otro servidor de correo (smarthost) para enviar los mensajes salientes.</text:p>
            <text:p text:style-name="P14">D. Comprobar la dirección de origen de un correo.</text:p>
            <text:p text:style-name="P14">E. Traducir direcciones de correo electrónico.</text:p>
          </text:list-item>
          <text:list-item>
            <text:p text:style-name="P14">¿Qué demonio es responsable de gestionar las conexiones de red bajo demanda (por ejemplo, iniciar un servicio cuando llega una conexión a un puerto)?</text:p>
            <text:p text:style-name="P14">A. inetd o xinetd</text:p>
            <text:p text:style-name="P14">B. systemd</text:p>
            <text:p text:style-name="P14">C. networkd</text:p>
            <text:p text:style-name="P14">D. portmapper</text:p>
            <text:p text:style-name="P14">E. crond</text:p>
          </text:list-item>
          <text:list-item>
            <text:p text:style-name="P14">¿Qué archivo define las zonas horarias del sistema?</text:p>
            <text:p text:style-name="P14">A. /etc/timezone</text:p>
            <text:p text:style-name="P14">B. /usr/share/zoneinfo/</text:p>
            <text:p text:style-name="P14">C. /etc/localtime</text:p>
            <text:p text:style-name="P14">D. /etc/time.conf</text:p>
            <text:p text:style-name="P14">E. /etc/profile</text:p>
          </text:list-item>
          <text:list-item>
            <text:p text:style-name="P14"><text:soft-page-break/>¿Qué comando se utiliza para cambiar la zona horaria del sistema en un sistema moderno con systemd?</text:p>
            <text:p text:style-name="P14">A. tzselect</text:p>
            <text:p text:style-name="P14">B. timedatectl set-timezone &lt;Zona/Ciudad&gt;</text:p>
            <text:p text:style-name="P14">C. dpkg-reconfigure tzdata</text:p>
            <text:p text:style-name="P14">D. ln -sf /usr/share/zoneinfo/&lt;Zona/Ciudad&gt; /etc/localtime</text:p>
            <text:p text:style-name="P14">E. tzconfig</text:p>
          </text:list-item>
        </text:list>
        <text:p text:style-name="Horizontal_20_Line"/>
        <text:h text:style-name="P5" text:outline-level="4"><text:span text:style-name="Strong_20_Emphasis"><text:span text:style-name="T1">Tema 109: Fundamentos de Redes</text:span></text:span></text:h>
        <text:list text:style-name="L9">
          <text:list-item>
            <text:p text:style-name="P15">¿Qué comando se utiliza para mostrar la configuración de las interfaces de red?</text:p>
            <text:p text:style-name="P15">A. netstat -i</text:p>
            <text:p text:style-name="P15">B. ifconfig -a</text:p>
            <text:p text:style-name="P15">C. ip addr show</text:p>
            <text:p text:style-name="P15">D. netconf -l</text:p>
            <text:p text:style-name="P15">E. show ip interface brief</text:p>
          </text:list-item>
          <text:list-item>
            <text:p text:style-name="P15">¿Cuál de los siguientes comandos se utiliza para mostrar la tabla de enrutamiento del kernel?</text:p>
            <text:p text:style-name="P15">A. route -n</text:p>
            <text:p text:style-name="P15">B. ip route show</text:p>
            <text:p text:style-name="P15">C. netstat -r</text:p>
            <text:p text:style-name="P15">D. traceroute</text:p>
            <text:p text:style-name="P15">E. show route</text:p>
          </text:list-item>
          <text:list-item>
            <text:p text:style-name="P15">¿Qué comando se utiliza para probar la conectividad con otro host en la red enviando paquetes ICMP Echo Request?</text:p>
            <text:p text:style-name="P15">A. traceroute</text:p>
            <text:p text:style-name="P15">B. telnet</text:p>
            <text:p text:style-name="P15">C. ping</text:p>
            <text:p text:style-name="P15">D. netcat</text:p>
            <text:p text:style-name="P15">E. dig</text:p>
          </text:list-item>
          <text:list-item>
            <text:p text:style-name="P15">¿Cuál es el propósito del archivo /etc/resolv.conf?</text:p>
            <text:p text:style-name="P15"><text:soft-page-break/>A. Contiene la configuración de las interfaces de red.</text:p>
            <text:p text:style-name="P15">B. Define las direcciones IP de los servidores de nombres (DNS) a utilizar.</text:p>
            <text:p text:style-name="P15">C. Mapea nombres de host a direcciones IP de forma estática.</text:p>
            <text:p text:style-name="P15">D. Almacena la tabla de enrutamiento.</text:p>
            <text:p text:style-name="P15">E. Configura el servicio de cortafuegos.</text:p>
          </text:list-item>
          <text:list-item>
            <text:p text:style-name="P15">¿Qué comando se utiliza para consultar información de DNS, como la dirección IP de un dominio?</text:p>
            <text:p text:style-name="P15">A. host</text:p>
            <text:p text:style-name="P15">B. nslookup</text:p>
            <text:p text:style-name="P15">C. dig</text:p>
            <text:p text:style-name="P15">D. getent</text:p>
            <text:p text:style-name="P15">E. resolve</text:p>
          </text:list-item>
          <text:list-item>
            <text:p text:style-name="P15">¿Qué comando se utiliza para mostrar las conexiones de red activas (sockets), tablas de enrutamiento e información de interfaces?</text:p>
            <text:p text:style-name="P15">A. ss</text:p>
            <text:p text:style-name="P15">B. netstat</text:p>
            <text:p text:style-name="P15">C. lsof -i</text:p>
            <text:p text:style-name="P15">D. ip link</text:p>
            <text:p text:style-name="P15">E. tcpdump</text:p>
          </text:list-item>
          <text:list-item>
            <text:p text:style-name="P15">¿Cómo se añade una ruta por defecto (default gateway) con la dirección 192.168.1.1 usando el comando ip?</text:p>
            <text:p text:style-name="P15">A. ip route add default via 192.168.1.1</text:p>
            <text:p text:style-name="P15">B. ip route default 192.168.1.1</text:p>
            <text:p text:style-name="P15">C. route add default gw 192.168.1.1</text:p>
            <text:p text:style-name="P15">D. ip gateway set 192.168.1.1</text:p>
            <text:p text:style-name="P15">E. ip link set gw 192.168.1.1</text:p>
          </text:list-item>
          <text:list-item>
            <text:p text:style-name="P15">¿Cuál es el propósito del archivo /etc/hosts?</text:p>
            <text:p text:style-name="P15">A. Bloquear el acceso a ciertos hosts.</text:p>
            <text:p text:style-name="P15">B. Definir los servidores DNS.</text:p>
            <text:p text:style-name="P15">C. Proporcionar una resolución de nombres estática (mapear IPs a nombres de host) localmente.</text:p>
            <text:p text:style-name="P15"><text:soft-page-break/>D. Configurar las interfaces de red.</text:p>
            <text:p text:style-name="P15">E. Almacenar la caché de DNS local.</text:p>
          </text:list-item>
          <text:list-item>
            <text:p text:style-name="P15">¿Qué comando se utiliza para trazar la ruta que siguen los paquetes hasta un host de destino?</text:p>
            <text:p text:style-name="P15">A. ping -R</text:p>
            <text:p text:style-name="P15">B. trace</text:p>
            <text:p text:style-name="P15">C. traceroute</text:p>
            <text:p text:style-name="P15">D. pathping</text:p>
            <text:p text:style-name="P15">E. ip path</text:p>
          </text:list-item>
          <text:list-item>
            <text:p text:style-name="P15">¿Qué utilidad de línea de comandos es conocida como la "navaja suiza de las redes" por su versatilidad para abrir conexiones TCP/UDP, escanear puertos, etc.?</text:p>
            <text:p text:style-name="P15">A. telnet</text:p>
            <text:p text:style-name="P15">B. nmap</text:p>
            <text:p text:style-name="P15">C. socat</text:p>
            <text:p text:style-name="P15">D. netcat</text:p>
            <text:p text:style-name="P15">E. wireshark</text:p>
          </text:list-item>
          <text:list-item>
            <text:p text:style-name="P15">Para deshabilitar una interfaz de red (eth0) se utiliza el comando:</text:p>
            <text:p text:style-name="P15">A. ifdown eth0</text:p>
            <text:p text:style-name="P15">B. ip link set eth0 down</text:p>
            <text:p text:style-name="P15">C. ifconfig eth0 disable</text:p>
            <text:p text:style-name="P15">D. ip addr del eth0</text:p>
            <text:p text:style-name="P15">E. netctl stop eth0</text:p>
          </text:list-item>
          <text:list-item>
            <text:p text:style-name="P15">¿Qué se especifica en /etc/nsswitch.conf?</text:p>
            <text:p text:style-name="P15">A. La configuración del servidor de nombres BIND.</text:p>
            <text:p text:style-name="P15">B. El orden en que el sistema consulta las diferentes fuentes de nombres (ej: files, dns).</text:p>
            <text:p text:style-name="P15">C. Las reglas del conmutador de red.</text:p>
            <text:p text:style-name="P15">D. Los servicios de red que se inician al arranque.</text:p>
            <text:p text:style-name="P15">E. Los alias de las interfaces de red.</text:p>
          </text:list-item>
          <text:list-item>
            <text:p text:style-name="P15">¿Cuál de los siguientes es un puerto bien conocido (well-known port) para el servicio SSH?</text:p>
            <text:p text:style-name="P15">A. 21</text:p>
            <text:p text:style-name="P15"><text:soft-page-break/>B. 22</text:p>
            <text:p text:style-name="P15">C. 23</text:p>
            <text:p text:style-name="P15">D. 25</text:p>
            <text:p text:style-name="P15">E. 80</text:p>
          </text:list-item>
          <text:list-item>
            <text:p text:style-name="P15">¿Qué comando muestra las estadísticas de las interfaces de red, como paquetes enviados, recibidos y errores?</text:p>
            <text:p text:style-name="P15">A. netstat -s</text:p>
            <text:p text:style-name="P15">B. ip -s link</text:p>
            <text:p text:style-name="P15">C. ifconfig -v</text:p>
            <text:p text:style-name="P15">D. ethtool -S eth0</text:p>
            <text:p text:style-name="P15">E. ss -i</text:p>
          </text:list-item>
          <text:list-item>
            <text:p text:style-name="P15">¿Qué significa 0.0.0.0 en la salida de netstat o ss en la columna de dirección local?</text:p>
            <text:p text:style-name="P15">A. La conexión está inactiva.</text:p>
            <text:p text:style-name="P15">B. El socket está escuchando en todas las interfaces de red disponibles en esa máquina.</text:p>
            <text:p text:style-name="P15">C. Es una dirección de broadcast.</text:p>
            <text:p text:style-name="P15">D. No se ha podido determinar la dirección IP.</text:p>
            <text:p text:style-name="P15">E. Es la dirección del gateway por defecto.</text:p>
          </text:list-item>
          <text:list-item>
            <text:p text:style-name="P15">¿Qué comando de la suite iproute2 ha reemplazado en gran medida a ifconfig?</text:p>
            <text:p text:style-name="P15">A. ip link</text:p>
            <text:p text:style-name="P15">B. ip addr</text:p>
            <text:p text:style-name="P15">C. ip netns</text:p>
            <text:p text:style-name="P15">D. ip neigh</text:p>
            <text:p text:style-name="P15">E. ip rule</text:p>
          </text:list-item>
          <text:list-item>
            <text:p text:style-name="P15">El comando hostname sin argumentos:</text:p>
            <text:p text:style-name="P15">A. Muestra el nombre de host actual del sistema.</text:p>
            <text:p text:style-name="P15">B. Cambia el nombre de host del sistema.</text:p>
            <text:p text:style-name="P15">C. Resuelve el nombre de host a una dirección IP.</text:p>
            <text:p text:style-name="P15">D. Muestra el nombre de dominio FQDN.</text:p>
            <text:p text:style-name="P15">E. Edita el archivo /etc/hostname.</text:p>
          </text:list-item>
          <text:list-item>
            <text:p text:style-name="P15"><text:soft-page-break/>¿Qué comando usarías para hacer una consulta DNS de tipo MX (Mail Exchange) para el dominio google.com?</text:p>
            <text:p text:style-name="P15">A. host -t mx google.com</text:p>
            <text:p text:style-name="P15">B. dig google.com mx</text:p>
            <text:p text:style-name="P15">C. nslookup -query=mx google.com</text:p>
            <text:p text:style-name="P15">D. dig -t mx google.com</text:p>
            <text:p text:style-name="P15">E. host -q=mx google.com</text:p>
          </text:list-item>
          <text:list-item>
            <text:p text:style-name="P15">¿Cuál es el propósito del protocolo DHCP?</text:p>
            <text:p text:style-name="P15">A. Resolver nombres de dominio a direcciones IP.</text:p>
            <text:p text:style-name="P15">B. Asignar dinámicamente direcciones IP y otros parámetros de red a los clientes.</text:p>
            <text:p text:style-name="P15">C. Transferir archivos de forma segura.</text:p>
            <text:p text:style-name="P15">D. Sincronizar la hora del sistema.</text:p>
            <text:p text:style-name="P15">E. Enrutar paquetes entre redes.</text:p>
          </text:list-item>
          <text:list-item>
            <text:p text:style-name="P15">¿Cuál es la dirección de loopback estándar en IPv4?</text:p>
            <text:p text:style-name="P15">A. 0.0.0.0</text:p>
            <text:p text:style-name="P15">B. 255.255.255.255</text:p>
            <text:p text:style-name="P15">C. 127.0.0.1</text:p>
            <text:p text:style-name="P15">D. 192.168.0.1</text:p>
            <text:p text:style-name="P15">E. 169.254.0.1</text:p>
          </text:list-item>
        </text:list>
        <text:p text:style-name="Horizontal_20_Line"/>
        <text:h text:style-name="P5" text:outline-level="4"><text:span text:style-name="Strong_20_Emphasis"><text:span text:style-name="T1">Tema 110: Seguridad</text:span></text:span></text:h>
        <text:list text:style-name="L10">
          <text:list-item>
            <text:p text:style-name="P16">¿Qué comando se utiliza para conectarse de forma segura a un servidor remoto a través de la red?</text:p>
            <text:p text:style-name="P16">A. telnet</text:p>
            <text:p text:style-name="P16">B. rlogin</text:p>
            <text:p text:style-name="P16">C. ssh</text:p>
            <text:p text:style-name="P16">D. ftp</text:p>
            <text:p text:style-name="P16">E. connect</text:p>
          </text:list-item>
          <text:list-item>
            <text:p text:style-name="P16">¿Cuál es el propósito principal de una clave pública en un par de claves SSH?</text:p>
            <text:p text:style-name="P16">A. Se mantiene en secreto en el cliente.</text:p>
            <text:p text:style-name="P16"><text:soft-page-break/>B. Se copia al servidor para autenticar al cliente sin necesidad de contraseña.</text:p>
            <text:p text:style-name="P16">C. Se utiliza para cifrar los datos que se envían desde el cliente.</text:p>
            <text:p text:style-name="P16">D. Se usa para descifrar los datos recibidos en el cliente.</text:p>
            <text:p text:style-name="P16">E. Se comparte con una autoridad de certificación.</text:p>
          </text:list-item>
          <text:list-item>
            <text:p text:style-name="P16">¿Dónde se almacenan las claves públicas de los usuarios autorizados a conectarse por SSH en un servidor?</text:p>
            <text:p text:style-name="P16">A. /etc/ssh/ssh_host_rsa_key.pub</text:p>
            <text:p text:style-name="P16">B. ~/.ssh/id_rsa.pub</text:p>
            <text:p text:style-name="P16">C. ~/.ssh/authorized_keys</text:p>
            <text:p text:style-name="P16">D. /etc/ssh/sshd_config</text:p>
            <text:p text:style-name="P16">E. ~/.ssh/known_hosts</text:p>
          </text:list-item>
          <text:list-item>
            <text:p text:style-name="P16">¿Qué comando se utiliza para crear un nuevo par de claves SSH (pública y privada)?</text:p>
            <text:p text:style-name="P16">A. ssh-keygen</text:p>
            <text:p text:style-name="P16">B. ssh-add</text:p>
            <text:p text:style-name="P16">C. ssh-keyscan</text:p>
            <text:p text:style-name="P16">D. gpg --gen-key</text:p>
            <text:p text:style-name="P16">E. openssl genrsa</text:p>
          </text:list-item>
          <text:list-item>
            <text:p text:style-name="P16">¿Cuál es el propósito del archivo ~/.ssh/known_hosts?</text:p>
            <text:p text:style-name="P16">A. Almacenar las claves privadas del usuario.</text:p>
            <text:p text:style-name="P16">B. Listar los usuarios que tienen permitido conectarse.</text:p>
            <text:p text:style-name="P16">C. Almacenar las huellas digitales (fingerprints) de las claves públicas de los servidores a los que el cliente se ha conectado.</text:p>
            <text:p text:style-name="P16">D. Configurar las opciones del cliente SSH.</text:p>
            <text:p text:style-name="P16">E. Guardar las contraseñas de las conexiones SSH.</text:p>
          </text:list-item>
          <text:list-item>
            <text:p text:style-name="P16">¿Qué comando se utiliza para copiar de forma segura un archivo desde un cliente local a un servidor remoto usando SSH?</text:p>
            <text:p text:style-name="P16">A. rcp</text:p>
            <text:p text:style-name="P16">B. ftp</text:p>
            <text:p text:style-name="P16">C. scp</text:p>
            <text:p text:style-name="P16">D. rsync</text:p>
            <text:p text:style-name="P16"><text:soft-page-break/>E. sftp</text:p>
          </text:list-item>
          <text:list-item>
            <text:p text:style-name="P16">¿Qué es GPG (GNU Privacy Guard)?</text:p>
            <text:p text:style-name="P16">A. Un sistema de detección de intrusiones.</text:p>
            <text:p text:style-name="P16">B. Una herramienta de firewall.</text:p>
            <text:p text:style-name="P16">C. Una implementación del estándar OpenPGP para cifrar y firmar datos y comunicaciones.</text:p>
            <text:p text:style-name="P16">D. Una utilidad para escanear vulnerabilidades.</text:p>
            <text:p text:style-name="P16">E. Un gestor de contraseñas.</text:p>
          </text:list-item>
          <text:list-item>
            <text:p text:style-name="P16">¿Qué comando usarías para cifrar un archivo documento.txt con GPG para un destinatario con el correo juan@example.com?</text:p>
            <text:p text:style-name="P16">A. gpg -c -r juan@example.com documento.txt</text:p>
            <text:p text:style-name="P16">B. gpg -e -r juan@example.com documento.txt</text:p>
            <text:p text:style-name="P16">C. gpg --encrypt --sign juan@example.com documento.txt</text:p>
            <text:p text:style-name="P16">D. gpg --symmetric -u juan@example.com documento.txt</text:p>
            <text:p text:style-name="P16">E. gpg -s -o documento.txt.gpg -r juan@example.com</text:p>
          </text:list-item>
          <text:list-item>
            <text:p text:style-name="P16">¿Qué comando permite a un usuario ejecutar comandos como otro usuario (habitualmente root) de forma controlada?</text:p>
            <text:p text:style-name="P16">A. su</text:p>
            <text:p text:style-name="P16">B. runas</text:p>
            <text:p text:style-name="P16">C. sudo</text:p>
            <text:p text:style-name="P16">D. execas</text:p>
            <text:p text:style-name="P16">E. chuser</text:p>
          </text:list-item>
          <text:list-item>
            <text:p text:style-name="P16">¿Cuál es el archivo de configuración principal de sudo?</text:p>
            <text:p text:style-name="P16">A. /etc/sudo.conf</text:p>
            <text:p text:style-name="P16">B. /etc/sudoers</text:p>
            <text:p text:style-name="P16">C. /etc/sudo/main.cf</text:p>
            <text:p text:style-name="P16">D. /etc/security/sudo.access</text:p>
            <text:p text:style-name="P16">E. ~/.sudorc</text:p>
          </text:list-item>
          <text:list-item>
            <text:p text:style-name="P16">¿Qué comando se utiliza para encontrar archivos con el bit SUID establecido en el sistema?</text:p>
            <text:p text:style-name="P16">A. find / -perm -u+s</text:p>
            <text:p text:style-name="P16"><text:soft-page-break/>B. find / -perm /4000</text:p>
            <text:p text:style-name="P16">C. grep -R "suid" /</text:p>
            <text:p text:style-name="P16">D. find / -type f -perm +s</text:p>
            <text:p text:style-name="P16">E. locate --perm suid</text:p>
          </text:list-item>
          <text:list-item>
            <text:p text:style-name="P16">¿Qué hace la opción PermitRootLogin no en /etc/ssh/sshd_config?</text:p>
            <text:p text:style-name="P16">A. Permite el login de root solo con clave pública.</text:p>
            <text:p text:style-name="P16">B. Desactiva por completo el inicio de sesión del usuario root a través de SSH.</text:p>
            <text:p text:style-name="P16">C. Pregunta por una segunda contraseña si el usuario es root.</text:p>
            <text:p text:style-name="P16">D. Permite a root ejecutar comandos pero no obtener un shell interactivo.</text:p>
            <text:p text:style-name="P16">E. Registra todos los intentos de login de root.</text:p>
          </text:list-item>
          <text:list-item>
            <text:p text:style-name="P16">¿Qué comando muestra los últimos intentos de inicio de sesión en el sistema?</text:p>
            <text:p text:style-name="P16">A. last</text:p>
            <text:p text:style-name="P16">B. who</text:p>
            <text:p text:style-name="P16">C. lastlog</text:p>
            <text:p text:style-name="P16">D. w</text:p>
            <text:p text:style-name="P16">E. lastb</text:p>
          </text:list-item>
          <text:list-item>
            <text:p text:style-name="P16">¿Cuál de las siguientes acciones mejora la seguridad de un servidor SSH?</text:p>
            <text:p text:style-name="P16">A. Usar el puerto 22.</text:p>
            <text:p text:style-name="P16">B. Permitir el login de root con contraseña.</text:p>
            <text:p text:style-name="P16">C. Deshabilitar la autenticación por contraseña y usar solo claves SSH.</text:p>
            <text:p text:style-name="P16">D. Permitir que todas las versiones del protocolo SSH se conecten.</text:p>
            <text:p text:style-name="P16">E. No usar firewall.</text:p>
          </text:list-item>
          <text:list-item>
            <text:p text:style-name="P16">¿Qué comando se utiliza para verificar la firma GPG de un archivo fichero.sig para el documento fichero.txt?</text:p>
            <text:p text:style-name="P16">A. gpg --check-sigs fichero.sig</text:p>
            <text:p text:style-name="P16">B. gpg --verify fichero.sig fichero.txt</text:p>
            <text:p text:style-name="P16">C. gpg --decrypt fichero.sig</text:p>
            <text:p text:style-name="P16">D. gpg --authenticate fichero.txt</text:p>
            <text:p text:style-name="P16">E. gpg -v fichero.sig</text:p>
          </text:list-item>
        </text:list>
        <text:p text:style-name="Horizontal_20_Line"><text:soft-page-break/></text:p>
        <text:h text:style-name="P5" text:outline-level="4"><text:span text:style-name="Strong_20_Emphasis"><text:span text:style-name="T1">Examen 101 - Adicionales</text:span></text:span></text:h>
        <text:list text:style-name="L11">
          <text:list-item>
            <text:p text:style-name="P17">(101) ¿Qué comando muestra la versión del kernel de Linux que se está ejecutando?</text:p>
            <text:p text:style-name="P17">A. uname -r</text:p>
            <text:p text:style-name="P17">B. kernel --version</text:p>
            <text:p text:style-name="P17">C. cat /proc/version</text:p>
            <text:p text:style-name="P17">D. ls -l /boot</text:p>
            <text:p text:style-name="P17">E. dmesg | grep "Linux version"</text:p>
          </text:list-item>
          <text:list-item>
            <text:p text:style-name="P17">(101) El comando ldd /bin/bash muestra:</text:p>
            <text:p text:style-name="P17">A. La documentación de bash.</text:p>
            <text:p text:style-name="P17">B. Las librerías compartidas que necesita el ejecutable /bin/bash.</text:p>
            <text:p text:style-name="P17">C. Los enlaces simbólicos que apuntan a /bin/bash.</text:p>
            <text:p text:style-name="P17">D. La fecha de compilación de /bin/bash.</text:p>
            <text:p text:style-name="P17">E. Los módulos del kernel relacionados con bash.</text:p>
          </text:list-item>
          <text:list-item>
            <text:p text:style-name="P17">(101) ¿Qué comando usarías para ver el uso de espacio en disco de cada subdirectorio dentro del directorio actual, con un resumen legible para humanos?</text:p>
            <text:p text:style-name="P17">A. df -h .</text:p>
            <text:p text:style-name="P17">B. du -h --max-depth=1 .</text:p>
            <text:p text:style-name="P17">C. ls -ld *</text:p>
            <text:p text:style-name="P17">D. find . -type d -exec du -sh {} \;</text:p>
            <text:p text:style-name="P17">E. du -a -h .</text:p>
          </text:list-item>
          <text:list-item>
            <text:p text:style-name="P17">(101) ¿Qué representa un archivo de dispositivo de bloque (block device)?</text:p>
            <text:p text:style-name="P17">A. Un dispositivo que transfiere datos en grandes bloques, como un disco duro.</text:p>
            <text:p text:style-name="P17">B. Un dispositivo que transfiere datos carácter por carácter, como una terminal.</text:p>
            <text:p text:style-name="P17">C. Un dispositivo que está bloqueado por un proceso.</text:p>
            <text:p text:style-name="P17">D. Un archivo que contiene una lista de dispositivos bloqueados.</text:p>
            <text:p text:style-name="P17">E. Un socket de red.</text:p>
          </text:list-item>
          <text:list-item>
            <text:p text:style-name="P17">(101) ¿Qué hace el comando umask 027?</text:p>
            <text:p text:style-name="P17">A. Establece los permisos por defecto para los nuevos archivos a 750.</text:p>
            <text:p text:style-name="P17"><text:soft-page-break/>B. Establece los permisos por defecto para los nuevos archivos a 640.</text:p>
            <text:p text:style-name="P17">C. Cambia los permisos del directorio actual a 027.</text:p>
            <text:p text:style-name="P17">D. Muestra los permisos del sistema.</text:p>
            <text:p text:style-name="P17">E. Bloquea el acceso a todos los archivos.</text:p>
          </text:list-item>
          <text:list-item>
            <text:p text:style-name="P17">(101) Para buscar un archivo modificado en los últimos 2 días en tu directorio home, usarías:</text:p>
            <text:p text:style-name="P17">A. find ~ -mtime -2</text:p>
            <text:p text:style-name="P17">B. find ~ -mtime 2</text:p>
            <text:p text:style-name="P17">C. find ~ -ctime +2</text:p>
            <text:p text:style-name="P17">D. find ~ -mmin -2880</text:p>
            <text:p text:style-name="P17">E. locate ~ --mtime -2</text:p>
          </text:list-item>
          <text:list-item>
            <text:p text:style-name="P17">(101) ¿Qué comando muestra las diferencias entre el contenido de dos directorios, dir1 y dir2?</text:p>
            <text:p text:style-name="P17">A. cmp dir1 dir2</text:p>
            <text:p text:style-name="P17">B. diff -r dir1 dir2</text:p>
            <text:p text:style-name="P17">C. comm dir1 dir2</text:p>
            <text:p text:style-name="P17">D. ls dir1 dir2 | diff</text:p>
            <text:p text:style-name="P17">E. dircmp dir1 dir2</text:p>
          </text:list-item>
          <text:list-item>
            <text:p text:style-name="P17">(101) El comando pstree es útil para:</text:p>
            <text:p text:style-name="P17">A. Mostrar los procesos en formato de árbol, mostrando las relaciones padre-hijo.</text:p>
            <text:p text:style-name="P17">B. Mostrar los archivos de un directorio en formato de árbol.</text:p>
            <text:p text:style-name="P17">C. Trazar la ruta de un paquete de red.</text:p>
            <text:p text:style-name="P17">D. Mostrar las dependencias de los paquetes.</text:p>
            <text:p text:style-name="P17">E. Visualizar la estructura de un sistema de archivos.</text:p>
          </text:list-item>
          <text:list-item>
            <text:p text:style-name="P17">(101) ¿Qué es el "path" de un archivo?</text:p>
            <text:p text:style-name="P17">A. El tipo de archivo.</text:p>
            <text:p text:style-name="P17">B. La ruta completa desde el directorio raíz hasta el archivo.</text:p>
            <text:p text:style-name="P17">C. Los permisos del archivo.</text:p>
            <text:p text:style-name="P17">D. El contenido del archivo.</text:p>
            <text:p text:style-name="P17">E. El inodo del archivo.</text:p>
          </text:list-item>
          <text:list-item>
            <text:p text:style-name="P17"><text:soft-page-break/>(101) ¿Qué opción del comando rm se usa para solicitar confirmación antes de borrar cada archivo?</text:p>
            <text:p text:style-name="P17">A. -f</text:p>
            <text:p text:style-name="P17">B. -r</text:p>
            <text:p text:style-name="P17">C. -v</text:p>
            <text:p text:style-name="P17">D. -i</text:p>
            <text:p text:style-name="P17">E. -c</text:p>
          </text:list-item>
        </text:list>
        <text:p text:style-name="Horizontal_20_Line"/>
        <text:h text:style-name="P5" text:outline-level="4"><text:span text:style-name="Strong_20_Emphasis"><text:span text:style-name="T1">Examen 102 - Adicionales</text:span></text:span></text:h>
        <text:list text:style-name="L12">
          <text:list-item>
            <text:p text:style-name="P18">(102) ¿Qué comando te permite ver y editar el crontab de otro usuario (por ejemplo, ana) si eres root?</text:p>
            <text:p text:style-name="P18">A. crontab -u ana -e</text:p>
            <text:p text:style-name="P18">B. sudo crontab -e ana</text:p>
            <text:p text:style-name="P18">C. crontab -e -u ana</text:p>
            <text:p text:style-name="P18">D. editcron ana</text:p>
            <text:p text:style-name="P18">E. cat /var/spool/cron/ana | crontab</text:p>
          </text:list-item>
          <text:list-item>
            <text:p text:style-name="P18">(102) ¿Qué comando se usa para ver los puertos abiertos en tu sistema que están a la escucha de conexiones?</text:p>
            <text:p text:style-name="P18">A. netstat -l</text:p>
            <text:p text:style-name="P18">B. ss -tulpn</text:p>
            <text:p text:style-name="P18">C. lsof -p</text:p>
            <text:p text:style-name="P18">D. nmap localhost</text:p>
            <text:p text:style-name="P18">E. ip port list</text:p>
          </text:list-item>
          <text:list-item>
            <text:p text:style-name="P18">(102) ¿Cuál es la diferencia entre su y su -?</text:p>
            <text:p text:style-name="P18">A. su - requiere una contraseña, su no.</text:p>
            <text:p text:style-name="P18">B. su cambia de usuario pero mantiene el entorno del usuario original, su - simula un login completo con el entorno del nuevo usuario.</text:p>
            <text:p text:style-name="P18">C. su es para cambiar a root, su - es para cambiar a cualquier otro usuario.</text:p>
            <text:p text:style-name="P18">D. No hay ninguna diferencia, son alias.</text:p>
            <text:p text:style-name="P18">E. su - ejecuta un único comando, su abre un shell.</text:p>
          </text:list-item>
          <text:list-item>
            <text:p text:style-name="P18"><text:soft-page-break/>(102) ¿Qué comando se usa para cambiar el grupo propietario de un archivo?</text:p>
            <text:p text:style-name="P18">A. chown</text:p>
            <text:p text:style-name="P18">B. chmod</text:p>
            <text:p text:style-name="P18">C. chgrp</text:p>
            <text:p text:style-name="P18">D. groupmod</text:p>
            <text:p text:style-name="P18">E. chattr</text:p>
          </text:list-item>
          <text:list-item>
            <text:p text:style-name="P18">(102) Si un servicio de systemd falla al iniciar, ¿qué comando te daría más detalles sobre el error?</text:p>
            <text:p text:style-name="P18">A. systemctl status &lt;servicio&gt;</text:p>
            <text:p text:style-name="P18">B. journalctl -u &lt;servicio&gt;</text:p>
            <text:p text:style-name="P18">C. dmesg | grep &lt;servicio&gt;</text:p>
            <text:p text:style-name="P18">D. systemctl show &lt;servicio&gt;</text:p>
            <text:p text:style-name="P18">E. cat /var/log/messages</text:p>
          </text:list-item>
          <text:list-item>
            <text:p text:style-name="P18">(102) ¿Cómo se puede hacer una copia de seguridad de un directorio /home/user a un servidor remoto backup.server:/backups de forma eficiente, transfiriendo solo los archivos modificados?</text:p>
            <text:p text:style-name="P18">A. scp -r /home/user backup.server:/backups</text:p>
            <text:p text:style-name="P18">B. tar -cz /home/user | ssh backup.server "cat &gt; /backups/backup.tar.gz"</text:p>
            <text:p text:style-name="P18">C. rsync -avz /home/user/ backup.server:/backups/</text:p>
            <text:p text:style-name="P18">D. cp -R /home/user /mnt/backup.server/backups</text:p>
            <text:p text:style-name="P18">E. sftp -r /home/user backup.server:/backups</text:p>
          </text:list-item>
          <text:list-item>
            <text:p text:style-name="P18">(102) ¿Qué significa una máscara de red de 255.255.255.0 (o /24 en notación CIDR)?</text:p>
            <text:p text:style-name="P18">A. Que hay 24 hosts disponibles en la red.</text:p>
            <text:p text:style-name="P18">B. Que los primeros 24 bits de la dirección IP identifican la red y los 8 restantes identifican al host.</text:p>
            <text:p text:style-name="P18">C. Que la dirección de broadcast es 192.168.1.24.</text:p>
            <text:p text:style-name="P18">D. Que es una red de clase B.</text:p>
            <text:p text:style-name="P18">E. Que la red no puede conectarse a Internet.</text:p>
          </text:list-item>
          <text:list-item>
            <text:p text:style-name="P18">(102) El comando who muestra:</text:p>
            <text:p text:style-name="P18">A. El historial de inicios de sesión.</text:p>
            <text:p text:style-name="P18">B. Los usuarios que están actualmente conectados al sistema.</text:p>
            <text:p text:style-name="P18">C. Los usuarios definidos en /etc/passwd.</text:p>
            <text:p text:style-name="P18"><text:soft-page-break/>D. Quién es el propietario de un archivo.</text:p>
            <text:p text:style-name="P18">E. El nombre de usuario con el que estás logueado.</text:p>
          </text:list-item>
          <text:list-item>
            <text:p text:style-name="P18">(102) ¿Qué comando de systemd lista todas las unidades (units) que han fallado?</text:p>
            <text:p text:style-name="P18">A. systemctl list-units --state=failed</text:p>
            <text:p text:style-name="P18">B. systemctl --failed</text:p>
            <text:p text:style-name="P18">C. systemctl list-failures</text:p>
            <text:p text:style-name="P18">D. journalctl -p err</text:p>
            <text:p text:style-name="P18">E. systemctl status --all --failed</text:p>
          </text:list-item>
          <text:list-item>
            <text:p text:style-name="P18">(102) Para ver las reglas actuales del firewall iptables, ¿qué comando usarías?</text:p>
            <text:p text:style-name="P18">A. iptables --show</text:p>
            <text:p text:style-name="P18">B. iptables -L -n</text:p>
            <text:p text:style-name="P18">C. cat /etc/sysconfig/iptables</text:p>
            <text:p text:style-name="P18">D. firewall-cmd --list-all</text:p>
            <text:p text:style-name="P18">E. ufw status</text:p>
          </text:list-item>
          <text:list-item>
            <text:p text:style-name="P18">(101) ¿Qué comando se usa para descomprimir un archivo documento.txt.xz?</text:p>
            <text:p text:style-name="P18">A. unxz documento.txt.xz</text:p>
            <text:p text:style-name="P18">B. xz -d documento.txt.xz</text:p>
            <text:p text:style-name="P18">C. tar -xJf documento.txt.xz</text:p>
            <text:p text:style-name="P18">D. uncompress documento.txt.xz</text:p>
            <text:p text:style-name="P18">E. gzip -d documento.txt.xz</text:p>
          </text:list-item>
          <text:list-item>
            <text:p text:style-name="P18">(101) El comando nl es similar a cat -n, pero con más opciones. ¿Cuál es su función principal?</text:p>
            <text:p text:style-name="P18">A. Crear enlaces de red.</text:p>
            <text:p text:style-name="P18">B. Listar archivos nuevos.</text:p>
            <text:p text:style-name="P18">C. Numerar las líneas de los archivos.</text:p>
            <text:p text:style-name="P18">D. Mostrar el contenido de los archivos sin espacios.</text:p>
            <text:p text:style-name="P18">E. Traducir nuevas líneas a otro formato.</text:p>
          </text:list-item>
          <text:list-item>
            <text:p text:style-name="P18">(101) Si quieres mover todos los archivos .jpg del directorio actual a un subdirectorio llamado fotos, ¿qué comando es correcto?</text:p>
            <text:p text:style-name="P18">A. cp *.jpg fotos/</text:p>
            <text:p text:style-name="P18"><text:soft-page-break/>B. mv *.jpg fotos/</text:p>
            <text:p text:style-name="P18">C. move *.jpg fotos/</text:p>
            <text:p text:style-name="P18">D. find . -name "*.jpg" -exec mv {} fotos/ \;</text:p>
            <text:p text:style-name="P18">E. grep ".jpg" | xargs mv fotos/</text:p>
          </text:list-item>
          <text:list-item>
            <text:p text:style-name="P18">(101) ¿Qué hace el comando tail -f /var/log/messages?</text:p>
            <text:p text:style-name="P18">A. Muestra las últimas 10 líneas de /var/log/messages y termina.</text:p>
            <text:p text:style-name="P18">B. Muestra todo el contenido de /var/log/messages y lo sigue en tiempo real.</text:p>
            <text:p text:style-name="P18">C. Sigue (follow) el archivo, mostrando las nuevas líneas a medida que se añaden.</text:p>
            <text:p text:style-name="P18">D. Fuerza la escritura de los logs en el archivo.</text:p>
            <text:p text:style-name="P18">E. Muestra las 10 primeras líneas del archivo.</text:p>
          </text:list-item>
          <text:list-item>
            <text:p text:style-name="P18">(101) ¿Cuál es el UID (User ID) reservado para el superusuario (root)?</text:p>
            <text:p text:style-name="P18">A. 1000</text:p>
            <text:p text:style-name="P18">B. 1</text:p>
            <text:p text:style-name="P18">C. 0</text:p>
            <text:p text:style-name="P18">D. -1</text:p>
            <text:p text:style-name="P18">E. 65535</text:p>
          </text:list-item>
          <text:list-item>
            <text:p text:style-name="P18">(102) ¿Qué es una "passphrase" en el contexto de una clave SSH?</text:p>
            <text:p text:style-name="P18">A. La contraseña para iniciar sesión en el servidor remoto.</text:p>
            <text:p text:style-name="P18">B. Una contraseña que protege el archivo de la clave privada, añadiendo una capa extra de seguridad.</text:p>
            <text:p text:style-name="P18">C. Un sinónimo para la clave pública.</text:p>
            <text:p text:style-name="P18">D. La huella digital de la clave.</text:p>
            <text:p text:style-name="P18">E. El nombre de la clave.</text:p>
          </text:list-item>
          <text:list-item>
            <text:p text:style-name="P18">(102) ¿Qué hace el comando timedatectl sin argumentos?</text:p>
            <text:p text:style-name="P18">A. Inicia el demonio de sincronización de tiempo.</text:p>
            <text:p text:style-name="P18">B. Muestra la hora y fecha actuales del sistema, así como la zona horaria y el estado de NTP.</text:p>
            <text:p text:style-name="P18">C. Abre una interfaz para configurar la fecha y la hora.</text:p>
            <text:p text:style-name="P18">D. Pide al usuario que introduzca una nueva zona horaria.</text:p>
            <text:p text:style-name="P18">E. Lista todas las zonas horarias disponibles.</text:p>
          </text:list-item>
          <text:list-item>
            <text:p text:style-name="P18"><text:soft-page-break/>(102) ¿Cuál es el propósito del comando lpr?</text:p>
            <text:p text:style-name="P18">A. Listar los trabajos de impresión.</text:p>
            <text:p text:style-name="P18">B. Eliminar un trabajo de impresión.</text:p>
            <text:p text:style-name="P18">C. Enviar un archivo a la cola de impresión.</text:p>
            <text:p text:style-name="P18">D. Reiniciar el servicio de impresión.</text:p>
            <text:p text:style-name="P18">E. Ver el estado de la impresora.</text:p>
          </text:list-item>
          <text:list-item>
            <text:p text:style-name="P18">(102) ¿Qué comando se puede usar para ver qué procesos están usando un puerto de red específico (por ejemplo, el puerto 80)?</text:p>
            <text:p text:style-name="P18">A. netstat -p | grep 80</text:p>
            <text:p text:style-name="P18">B. lsof -i :80</text:p>
            <text:p text:style-name="P18">C. ps aux | grep :80</text:p>
            <text:p text:style-name="P18">D. ss -p | find "80"</text:p>
            <text:p text:style-name="P18">E. ip port-users 80</text:p>
          </text:list-item>
          <text:list-item>
            <text:p text:style-name="P18">(102) Para aplicar la configuración del archivo /etc/aliases después de modificarlo, es necesario ejecutar:</text:p>
            <text:p text:style-name="P18">A. systemctl restart postfix</text:p>
            <text:p text:style-name="P18">B. update-aliases</text:p>
            <text:p text:style-name="P18">C. newaliases</text:p>
            <text:p text:style-name="P18">D. postfix reload</text:p>
            <text:p text:style-name="P18">E. sendmail -bi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officeooo:rsid="003448e8" officeooo:paragraph-rsid="00181d60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1d60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3448e8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 Copia 1 Copia 1" text:anchor-type="char" svg:x="11.88cm" svg:y="-0.66cm" svg:width="5.054cm" svg:height="1.207cm" draw:z-index="0"><draw:image xlink:href="Pictures/10000001000001360000004AEE543F6A.png" xlink:type="simple" xlink:show="embed" xlink:actuate="onLoad" draw:mime-type="image/png"/></draw:frame>101-102</text:p>
        <text:p text:style-name="MP2"><text:s/><text:span text:style-name="MT1">Preparación evaluación LPIC-1</text:span></text:p>
      </style:header>
      <style:footer>
        <text:p text:style-name="MP3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4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9:53:30.754488768</meta:creation-date>
    <dc:date>2025-06-09T19:57:04.693964362</dc:date>
    <meta:editing-duration>PT3M34S</meta:editing-duration>
    <meta:editing-cycles>1</meta:editing-cycles>
    <meta:document-statistic meta:table-count="0" meta:image-count="3" meta:object-count="0" meta:page-count="45" meta:paragraph-count="1218" meta:word-count="8438" meta:character-count="48274" meta:non-whitespace-character-count="41308"/>
    <meta:generator>LibreOffice/24.2.2.2$Linux_X86_64 LibreOffice_project/d56cc158d8a96260b836f100ef4b4ef25d6f1a01</meta:generator>
  </office:meta>
</office:document-meta>
</file>